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x2all_agg_component" table:style-name="ta1">
        <table:shapes>
          <draw:frame draw:z-index="0" draw:style-name="gr1" draw:text-style-name="P1" svg:width="453.51pt" svg:height="255.09pt" svg:x="1488.16pt" svg:y="2.83pt">
            <loext:p draw:notify-on-update-of-ranges="mex2all_agg_component.B1:mex2all_agg_component.P1 mex2all_agg_component.A2:mex2all_agg_component.A2 mex2all_agg_component.B2:mex2all_agg_component.P2 mex2all_agg_component.A3:mex2all_agg_component.A3 mex2all_agg_component.B3:mex2all_agg_component.P3 mex2all_agg_component.A4:mex2all_agg_component.A4 mex2all_agg_component.B4:mex2all_agg_component.P4 mex2all_agg_component.A5:mex2all_agg_component.A5 mex2all_agg_component.B5:mex2all_agg_component.P5 mex2all_agg_component.A6:mex2all_agg_component.A6 mex2all_agg_component.B6:mex2all_agg_component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47.26pt" svg:y="5.58pt">
            <loext:p draw:notify-on-update-of-ranges="mex2all_agg_component.B1:mex2all_agg_component.P1 mex2all_agg_component.A2:mex2all_agg_component.A2 mex2all_agg_component.B2:mex2all_agg_component.P2 mex2all_agg_component.A3:mex2all_agg_component.A3 mex2all_agg_component.B3:mex2all_agg_component.P3 mex2all_agg_component.A4:mex2all_agg_component.A4 mex2all_agg_component.B4:mex2all_agg_component.P4 mex2all_agg_component.A5:mex2all_agg_component.A5 mex2all_agg_component.B5:mex2all_agg_component.P5 mex2all_agg_component.A6:mex2all_agg_component.A6 mex2all_agg_component.B6:mex2all_agg_component.P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489.07pt" svg:y="276.21pt">
            <loext:p draw:notify-on-update-of-ranges="mex2all_agg_component.B1:mex2all_agg_component.P1 mex2all_agg_component.A7:mex2all_agg_component.A7 mex2all_agg_component.B7:mex2all_agg_component.P7 mex2all_agg_component.A8:mex2all_agg_component.A8 mex2all_agg_component.B8:mex2all_agg_component.P8 mex2all_agg_component.A9:mex2all_agg_component.A9 mex2all_agg_component.B9:mex2all_agg_component.P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975.61pt" svg:y="278.02pt">
            <loext:p draw:notify-on-update-of-ranges="mex2all_agg_component.B1:mex2all_agg_component.P1 mex2all_agg_component.A7:mex2all_agg_component.A7 mex2all_agg_component.B7:mex2all_agg_component.P7 mex2all_agg_component.A8:mex2all_agg_component.A8 mex2all_agg_component.B8:mex2all_agg_component.P8 mex2all_agg_component.A9:mex2all_agg_component.A9 mex2all_agg_component.B9:mex2all_agg_component.P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488.16pt" svg:y="549.58pt">
            <loext:p draw:notify-on-update-of-ranges="mex2all_agg_component.A1:mex2all_agg_component.A1 mex2all_agg_component.B1:mex2all_agg_component.P1 mex2all_agg_component.A10:mex2all_agg_component.A10 mex2all_agg_component.B10:mex2all_agg_component.P10 mex2all_agg_component.A11:mex2all_agg_component.A11 mex2all_agg_component.B11:mex2all_agg_component.P11 mex2all_agg_component.A12:mex2all_agg_component.A12 mex2all_agg_component.B12:mex2all_agg_component.P12 mex2all_agg_component.A13:mex2all_agg_component.A13 mex2all_agg_component.B13:mex2all_agg_component.P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980.17pt" svg:y="541.36pt">
            <loext:p draw:notify-on-update-of-ranges="mex2all_agg_component.A1:mex2all_agg_component.A1 mex2all_agg_component.B1:mex2all_agg_component.P1 mex2all_agg_component.A10:mex2all_agg_component.A10 mex2all_agg_component.B10:mex2all_agg_component.P10 mex2all_agg_component.A11:mex2all_agg_component.A11 mex2all_agg_component.B11:mex2all_agg_component.P11 mex2all_agg_component.A12:mex2all_agg_component.A12 mex2all_agg_component.B12:mex2all_agg_component.P12 mex2all_agg_component.A13:mex2all_agg_component.A13 mex2all_agg_component.B13:mex2all_agg_component.P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484.5pt" svg:y="826.61pt">
            <loext:p draw:notify-on-update-of-ranges="mex2all_agg_component.A1:mex2all_agg_component.A1 mex2all_agg_component.B1:mex2all_agg_component.P1 mex2all_agg_component.A14:mex2all_agg_component.A14 mex2all_agg_component.B14:mex2all_agg_component.P14 mex2all_agg_component.A15:mex2all_agg_component.A15 mex2all_agg_component.B15:mex2all_agg_component.P15 mex2all_agg_component.A16:mex2all_agg_component.A16 mex2all_agg_component.B16:mex2all_agg_component.P16 mex2all_agg_component.A17:mex2all_agg_component.A17 mex2all_agg_component.B17:mex2all_agg_component.P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985.56pt" svg:y="825.7pt">
            <loext:p draw:notify-on-update-of-ranges="mex2all_agg_component.A1:mex2all_agg_component.A1 mex2all_agg_component.B1:mex2all_agg_component.P1 mex2all_agg_component.A14:mex2all_agg_component.A14 mex2all_agg_component.B14:mex2all_agg_component.P14 mex2all_agg_component.A15:mex2all_agg_component.A15 mex2all_agg_component.B15:mex2all_agg_component.P15 mex2all_agg_component.A16:mex2all_agg_component.A16 mex2all_agg_component.B16:mex2all_agg_component.P16 mex2all_agg_component.A17:mex2all_agg_component.A17 mex2all_agg_component.B17:mex2all_agg_component.P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'00</text:p>
          </table:table-cell>
          <table:table-cell table:style-name="ce1" office:value-type="string" calcext:value-type="string">
            <text:p>'01</text:p>
          </table:table-cell>
          <table:table-cell table:style-name="ce1" office:value-type="string" calcext:value-type="string">
            <text:p>'02</text:p>
          </table:table-cell>
          <table:table-cell table:style-name="ce1" office:value-type="string" calcext:value-type="string">
            <text:p>'03</text:p>
          </table:table-cell>
          <table:table-cell table:style-name="ce1" office:value-type="string" calcext:value-type="string">
            <text:p>'04</text:p>
          </table:table-cell>
          <table:table-cell table:style-name="ce1" office:value-type="string" calcext:value-type="string">
            <text:p>'05</text:p>
          </table:table-cell>
          <table:table-cell table:style-name="ce1" office:value-type="string" calcext:value-type="string">
            <text:p>'06</text:p>
          </table:table-cell>
          <table:table-cell table:style-name="ce1" office:value-type="string" calcext:value-type="string">
            <text:p>'07</text:p>
          </table:table-cell>
          <table:table-cell table:style-name="ce1" office:value-type="string" calcext:value-type="string">
            <text:p>'08</text:p>
          </table:table-cell>
          <table:table-cell table:style-name="ce1" office:value-type="string" calcext:value-type="string">
            <text:p>'09</text:p>
          </table:table-cell>
          <table:table-cell table:style-name="ce1" office:value-type="string" calcext:value-type="string">
            <text:p>'10</text:p>
          </table:table-cell>
          <table:table-cell table:style-name="ce1" office:value-type="string" calcext:value-type="string">
            <text:p>'11</text:p>
          </table:table-cell>
          <table:table-cell table:style-name="ce1" office:value-type="string" calcext:value-type="string">
            <text:p>'12</text:p>
          </table:table-cell>
          <table:table-cell table:style-name="ce1" office:value-type="string" calcext:value-type="string">
            <text:p>'13</text:p>
          </table:table-cell>
          <table:table-cell table:style-name="ce1" office:value-type="string" calcext:value-type="string">
            <text:p>'14</text:p>
          </table:table-cell>
        </table:table-row>
        <table:table-row table:style-name="ro1">
          <table:table-cell office:value-type="string" calcext:value-type="string">
            <text:p>DVA_FIN</text:p>
          </table:table-cell>
          <table:table-cell office:value-type="float" office:value="58137.4296832142" calcext:value-type="float">
            <text:p>58137.4296832142</text:p>
          </table:table-cell>
          <table:table-cell office:value-type="float" office:value="57603.8877988652" calcext:value-type="float">
            <text:p>57603.8877988652</text:p>
          </table:table-cell>
          <table:table-cell office:value-type="float" office:value="56096.5237384235" calcext:value-type="float">
            <text:p>56096.5237384235</text:p>
          </table:table-cell>
          <table:table-cell office:value-type="float" office:value="53159.1466872234" calcext:value-type="float">
            <text:p>53159.1466872234</text:p>
          </table:table-cell>
          <table:table-cell office:value-type="float" office:value="54651.0798502101" calcext:value-type="float">
            <text:p>54651.0798502101</text:p>
          </table:table-cell>
          <table:table-cell office:value-type="float" office:value="60932.6863891748" calcext:value-type="float">
            <text:p>60932.6863891748</text:p>
          </table:table-cell>
          <table:table-cell office:value-type="float" office:value="70620.0151524967" calcext:value-type="float">
            <text:p>70620.0151524967</text:p>
          </table:table-cell>
          <table:table-cell office:value-type="float" office:value="79617.3033195574" calcext:value-type="float">
            <text:p>79617.3033195574</text:p>
          </table:table-cell>
          <table:table-cell office:value-type="float" office:value="82687.3928570448" calcext:value-type="float">
            <text:p>82687.3928570448</text:p>
          </table:table-cell>
          <table:table-cell office:value-type="float" office:value="65905.8754887577" calcext:value-type="float">
            <text:p>65905.8754887577</text:p>
          </table:table-cell>
          <table:table-cell office:value-type="float" office:value="82139.0505960733" calcext:value-type="float">
            <text:p>82139.0505960733</text:p>
          </table:table-cell>
          <table:table-cell office:value-type="float" office:value="91743.9248397879" calcext:value-type="float">
            <text:p>91743.9248397879</text:p>
          </table:table-cell>
          <table:table-cell office:value-type="float" office:value="91534.7683322369" calcext:value-type="float">
            <text:p>91534.7683322369</text:p>
          </table:table-cell>
          <table:table-cell office:value-type="float" office:value="97756.8013026845" calcext:value-type="float">
            <text:p>97756.8013026845</text:p>
          </table:table-cell>
          <table:table-cell office:value-type="float" office:value="103760.331180128" calcext:value-type="float">
            <text:p>103760.331180128</text:p>
          </table:table-cell>
        </table:table-row>
        <table:table-row table:style-name="ro1">
          <table:table-cell office:value-type="string" calcext:value-type="string">
            <text:p>DVA_INT</text:p>
          </table:table-cell>
          <table:table-cell office:value-type="float" office:value="38834.5472333428" calcext:value-type="float">
            <text:p>38834.5472333428</text:p>
          </table:table-cell>
          <table:table-cell office:value-type="float" office:value="36338.5734599408" calcext:value-type="float">
            <text:p>36338.5734599408</text:p>
          </table:table-cell>
          <table:table-cell office:value-type="float" office:value="40196.6500705641" calcext:value-type="float">
            <text:p>40196.6500705641</text:p>
          </table:table-cell>
          <table:table-cell office:value-type="float" office:value="43287.8280487719" calcext:value-type="float">
            <text:p>43287.8280487719</text:p>
          </table:table-cell>
          <table:table-cell office:value-type="float" office:value="52064.4243946204" calcext:value-type="float">
            <text:p>52064.4243946204</text:p>
          </table:table-cell>
          <table:table-cell office:value-type="float" office:value="62772.7829500958" calcext:value-type="float">
            <text:p>62772.7829500958</text:p>
          </table:table-cell>
          <table:table-cell office:value-type="float" office:value="72107.5436528916" calcext:value-type="float">
            <text:p>72107.5436528916</text:p>
          </table:table-cell>
          <table:table-cell office:value-type="float" office:value="74667.4939819573" calcext:value-type="float">
            <text:p>74667.4939819573</text:p>
          </table:table-cell>
          <table:table-cell office:value-type="float" office:value="80865.5969044904" calcext:value-type="float">
            <text:p>80865.5969044904</text:p>
          </table:table-cell>
          <table:table-cell office:value-type="float" office:value="62717.7960122096" calcext:value-type="float">
            <text:p>62717.7960122096</text:p>
          </table:table-cell>
          <table:table-cell office:value-type="float" office:value="79663.0689145775" calcext:value-type="float">
            <text:p>79663.0689145775</text:p>
          </table:table-cell>
          <table:table-cell office:value-type="float" office:value="97991.7529966147" calcext:value-type="float">
            <text:p>97991.7529966147</text:p>
          </table:table-cell>
          <table:table-cell office:value-type="float" office:value="99642.2104264694" calcext:value-type="float">
            <text:p>99642.2104264694</text:p>
          </table:table-cell>
          <table:table-cell office:value-type="float" office:value="101529.802264265" calcext:value-type="float">
            <text:p>101529.802264265</text:p>
          </table:table-cell>
          <table:table-cell office:value-type="float" office:value="100181.508556756" calcext:value-type="float">
            <text:p>100181.508556756</text:p>
          </table:table-cell>
        </table:table-row>
        <table:table-row table:style-name="ro1">
          <table:table-cell office:value-type="string" calcext:value-type="string">
            <text:p>DVA_INTrexI1</text:p>
          </table:table-cell>
          <table:table-cell office:value-type="float" office:value="5370.45269637154" calcext:value-type="float">
            <text:p>5370.45269637154</text:p>
          </table:table-cell>
          <table:table-cell office:value-type="float" office:value="4369.31210625887" calcext:value-type="float">
            <text:p>4369.31210625887</text:p>
          </table:table-cell>
          <table:table-cell office:value-type="float" office:value="4373.28519154394" calcext:value-type="float">
            <text:p>4373.28519154394</text:p>
          </table:table-cell>
          <table:table-cell office:value-type="float" office:value="4520.44756541216" calcext:value-type="float">
            <text:p>4520.44756541216</text:p>
          </table:table-cell>
          <table:table-cell office:value-type="float" office:value="5304.58039387074" calcext:value-type="float">
            <text:p>5304.58039387074</text:p>
          </table:table-cell>
          <table:table-cell office:value-type="float" office:value="7405.82726467367" calcext:value-type="float">
            <text:p>7405.82726467367</text:p>
          </table:table-cell>
          <table:table-cell office:value-type="float" office:value="8507.32713295875" calcext:value-type="float">
            <text:p>8507.32713295875</text:p>
          </table:table-cell>
          <table:table-cell office:value-type="float" office:value="10998.0855024637" calcext:value-type="float">
            <text:p>10998.0855024637</text:p>
          </table:table-cell>
          <table:table-cell office:value-type="float" office:value="12033.6408858902" calcext:value-type="float">
            <text:p>12033.6408858902</text:p>
          </table:table-cell>
          <table:table-cell office:value-type="float" office:value="8031.04136858224" calcext:value-type="float">
            <text:p>8031.04136858224</text:p>
          </table:table-cell>
          <table:table-cell office:value-type="float" office:value="11437.0757896917" calcext:value-type="float">
            <text:p>11437.0757896917</text:p>
          </table:table-cell>
          <table:table-cell office:value-type="float" office:value="16674.7550811017" calcext:value-type="float">
            <text:p>16674.7550811017</text:p>
          </table:table-cell>
          <table:table-cell office:value-type="float" office:value="17542.7711475669" calcext:value-type="float">
            <text:p>17542.7711475669</text:p>
          </table:table-cell>
          <table:table-cell office:value-type="float" office:value="17947.4115135306" calcext:value-type="float">
            <text:p>17947.4115135306</text:p>
          </table:table-cell>
          <table:table-cell office:value-type="float" office:value="17124.585694567" calcext:value-type="float">
            <text:p>17124.585694567</text:p>
          </table:table-cell>
        </table:table-row>
        <table:table-row table:style-name="ro1">
          <table:table-cell office:value-type="string" calcext:value-type="string">
            <text:p>DVA_INTrexF</text:p>
          </table:table-cell>
          <table:table-cell office:value-type="float" office:value="4284.2171998825" calcext:value-type="float">
            <text:p>4284.2171998825</text:p>
          </table:table-cell>
          <table:table-cell office:value-type="float" office:value="3818.41863427271" calcext:value-type="float">
            <text:p>3818.41863427271</text:p>
          </table:table-cell>
          <table:table-cell office:value-type="float" office:value="3950.51052191101" calcext:value-type="float">
            <text:p>3950.51052191101</text:p>
          </table:table-cell>
          <table:table-cell office:value-type="float" office:value="3798.54821413738" calcext:value-type="float">
            <text:p>3798.54821413738</text:p>
          </table:table-cell>
          <table:table-cell office:value-type="float" office:value="4470.41418261605" calcext:value-type="float">
            <text:p>4470.41418261605</text:p>
          </table:table-cell>
          <table:table-cell office:value-type="float" office:value="5698.37572049965" calcext:value-type="float">
            <text:p>5698.37572049965</text:p>
          </table:table-cell>
          <table:table-cell office:value-type="float" office:value="6618.41843108609" calcext:value-type="float">
            <text:p>6618.41843108609</text:p>
          </table:table-cell>
          <table:table-cell office:value-type="float" office:value="8205.4560283018" calcext:value-type="float">
            <text:p>8205.4560283018</text:p>
          </table:table-cell>
          <table:table-cell office:value-type="float" office:value="8940.0219980944" calcext:value-type="float">
            <text:p>8940.0219980944</text:p>
          </table:table-cell>
          <table:table-cell office:value-type="float" office:value="5976.12656304999" calcext:value-type="float">
            <text:p>5976.12656304999</text:p>
          </table:table-cell>
          <table:table-cell office:value-type="float" office:value="8436.86816486362" calcext:value-type="float">
            <text:p>8436.86816486362</text:p>
          </table:table-cell>
          <table:table-cell office:value-type="float" office:value="11309.0255134779" calcext:value-type="float">
            <text:p>11309.0255134779</text:p>
          </table:table-cell>
          <table:table-cell office:value-type="float" office:value="11955.2653386838" calcext:value-type="float">
            <text:p>11955.2653386838</text:p>
          </table:table-cell>
          <table:table-cell office:value-type="float" office:value="11916.77779057" calcext:value-type="float">
            <text:p>11916.77779057</text:p>
          </table:table-cell>
          <table:table-cell office:value-type="float" office:value="11591.3741720617" calcext:value-type="float">
            <text:p>11591.3741720617</text:p>
          </table:table-cell>
        </table:table-row>
        <table:table-row table:style-name="ro1">
          <table:table-cell office:value-type="string" calcext:value-type="string">
            <text:p>DVA_INTrexI2</text:p>
          </table:table-cell>
          <table:table-cell office:value-type="float" office:value="1417.35070202063" calcext:value-type="float">
            <text:p>1417.35070202063</text:p>
          </table:table-cell>
          <table:table-cell office:value-type="float" office:value="1236.6810130477" calcext:value-type="float">
            <text:p>1236.6810130477</text:p>
          </table:table-cell>
          <table:table-cell office:value-type="float" office:value="1245.49945747329" calcext:value-type="float">
            <text:p>1245.49945747329</text:p>
          </table:table-cell>
          <table:table-cell office:value-type="float" office:value="1269.74012116321" calcext:value-type="float">
            <text:p>1269.74012116321</text:p>
          </table:table-cell>
          <table:table-cell office:value-type="float" office:value="1541.87526650652" calcext:value-type="float">
            <text:p>1541.87526650652</text:p>
          </table:table-cell>
          <table:table-cell office:value-type="float" office:value="2031.06889774685" calcext:value-type="float">
            <text:p>2031.06889774685</text:p>
          </table:table-cell>
          <table:table-cell office:value-type="float" office:value="2443.64282582017" calcext:value-type="float">
            <text:p>2443.64282582017</text:p>
          </table:table-cell>
          <table:table-cell office:value-type="float" office:value="3017.2081864041" calcext:value-type="float">
            <text:p>3017.2081864041</text:p>
          </table:table-cell>
          <table:table-cell office:value-type="float" office:value="3094.23614730806" calcext:value-type="float">
            <text:p>3094.23614730806</text:p>
          </table:table-cell>
          <table:table-cell office:value-type="float" office:value="1897.84937179706" calcext:value-type="float">
            <text:p>1897.84937179706</text:p>
          </table:table-cell>
          <table:table-cell office:value-type="float" office:value="2885.03925785878" calcext:value-type="float">
            <text:p>2885.03925785878</text:p>
          </table:table-cell>
          <table:table-cell office:value-type="float" office:value="4062.44533738433" calcext:value-type="float">
            <text:p>4062.44533738433</text:p>
          </table:table-cell>
          <table:table-cell office:value-type="float" office:value="4115.27340423807" calcext:value-type="float">
            <text:p>4115.27340423807</text:p>
          </table:table-cell>
          <table:table-cell office:value-type="float" office:value="4126.77212193259" calcext:value-type="float">
            <text:p>4126.77212193259</text:p>
          </table:table-cell>
          <table:table-cell office:value-type="float" office:value="4007.54620410914" calcext:value-type="float">
            <text:p>4007.54620410914</text:p>
          </table:table-cell>
        </table:table-row>
        <table:table-row table:style-name="ro1">
          <table:table-cell office:value-type="string" calcext:value-type="string">
            <text:p>RDV_INT</text:p>
          </table:table-cell>
          <table:table-cell office:value-type="float" office:value="384.055145367815" calcext:value-type="float">
            <text:p>384.055145367815</text:p>
          </table:table-cell>
          <table:table-cell office:value-type="float" office:value="329.466422742448" calcext:value-type="float">
            <text:p>329.466422742448</text:p>
          </table:table-cell>
          <table:table-cell office:value-type="float" office:value="348.932945053887" calcext:value-type="float">
            <text:p>348.932945053887</text:p>
          </table:table-cell>
          <table:table-cell office:value-type="float" office:value="338.15831614056" calcext:value-type="float">
            <text:p>338.15831614056</text:p>
          </table:table-cell>
          <table:table-cell office:value-type="float" office:value="432.907289247348" calcext:value-type="float">
            <text:p>432.907289247348</text:p>
          </table:table-cell>
          <table:table-cell office:value-type="float" office:value="549.769962109132" calcext:value-type="float">
            <text:p>549.769962109132</text:p>
          </table:table-cell>
          <table:table-cell office:value-type="float" office:value="686.731227090548" calcext:value-type="float">
            <text:p>686.731227090548</text:p>
          </table:table-cell>
          <table:table-cell office:value-type="float" office:value="753.754184753283" calcext:value-type="float">
            <text:p>753.754184753283</text:p>
          </table:table-cell>
          <table:table-cell office:value-type="float" office:value="910.158149659414" calcext:value-type="float">
            <text:p>910.158149659414</text:p>
          </table:table-cell>
          <table:table-cell office:value-type="float" office:value="598.828474684624" calcext:value-type="float">
            <text:p>598.828474684624</text:p>
          </table:table-cell>
          <table:table-cell office:value-type="float" office:value="957.748674067258" calcext:value-type="float">
            <text:p>957.748674067258</text:p>
          </table:table-cell>
          <table:table-cell office:value-type="float" office:value="1433.30560857723" calcext:value-type="float">
            <text:p>1433.30560857723</text:p>
          </table:table-cell>
          <table:table-cell office:value-type="float" office:value="1388.68029604212" calcext:value-type="float">
            <text:p>1388.68029604212</text:p>
          </table:table-cell>
          <table:table-cell office:value-type="float" office:value="1279.744211008" calcext:value-type="float">
            <text:p>1279.744211008</text:p>
          </table:table-cell>
          <table:table-cell office:value-type="float" office:value="1243.82685580593" calcext:value-type="float">
            <text:p>1243.82685580593</text:p>
          </table:table-cell>
        </table:table-row>
        <table:table-row table:style-name="ro1">
          <table:table-cell office:value-type="string" calcext:value-type="string">
            <text:p>RDV_FIN</text:p>
          </table:table-cell>
          <table:table-cell office:value-type="float" office:value="268.489055920284" calcext:value-type="float">
            <text:p>268.489055920284</text:p>
          </table:table-cell>
          <table:table-cell office:value-type="float" office:value="240.187363696038" calcext:value-type="float">
            <text:p>240.187363696038</text:p>
          </table:table-cell>
          <table:table-cell office:value-type="float" office:value="238.21268438507" calcext:value-type="float">
            <text:p>238.21268438507</text:p>
          </table:table-cell>
          <table:table-cell office:value-type="float" office:value="212.789015756599" calcext:value-type="float">
            <text:p>212.789015756599</text:p>
          </table:table-cell>
          <table:table-cell office:value-type="float" office:value="262.578355526972" calcext:value-type="float">
            <text:p>262.578355526972</text:p>
          </table:table-cell>
          <table:table-cell office:value-type="float" office:value="365.016208641877" calcext:value-type="float">
            <text:p>365.016208641877</text:p>
          </table:table-cell>
          <table:table-cell office:value-type="float" office:value="440.162104802738" calcext:value-type="float">
            <text:p>440.162104802738</text:p>
          </table:table-cell>
          <table:table-cell office:value-type="float" office:value="482.08303944595" calcext:value-type="float">
            <text:p>482.08303944595</text:p>
          </table:table-cell>
          <table:table-cell office:value-type="float" office:value="540.554761074197" calcext:value-type="float">
            <text:p>540.554761074197</text:p>
          </table:table-cell>
          <table:table-cell office:value-type="float" office:value="363.373189118235" calcext:value-type="float">
            <text:p>363.373189118235</text:p>
          </table:table-cell>
          <table:table-cell office:value-type="float" office:value="501.324840072229" calcext:value-type="float">
            <text:p>501.324840072229</text:p>
          </table:table-cell>
          <table:table-cell office:value-type="float" office:value="699.011452207049" calcext:value-type="float">
            <text:p>699.011452207049</text:p>
          </table:table-cell>
          <table:table-cell office:value-type="float" office:value="741.407338289332" calcext:value-type="float">
            <text:p>741.407338289332</text:p>
          </table:table-cell>
          <table:table-cell office:value-type="float" office:value="700.556150449666" calcext:value-type="float">
            <text:p>700.556150449666</text:p>
          </table:table-cell>
          <table:table-cell office:value-type="float" office:value="648.280356778859" calcext:value-type="float">
            <text:p>648.280356778859</text:p>
          </table:table-cell>
        </table:table-row>
        <table:table-row table:style-name="ro1">
          <table:table-cell office:value-type="string" calcext:value-type="string">
            <text:p>RDV_FIN2</text:p>
          </table:table-cell>
          <table:table-cell office:value-type="float" office:value="19.5184635481905" calcext:value-type="float">
            <text:p>19.5184635481905</text:p>
          </table:table-cell>
          <table:table-cell office:value-type="float" office:value="17.211431368897" calcext:value-type="float">
            <text:p>17.211431368897</text:p>
          </table:table-cell>
          <table:table-cell office:value-type="float" office:value="18.0344313887894" calcext:value-type="float">
            <text:p>18.0344313887894</text:p>
          </table:table-cell>
          <table:table-cell office:value-type="float" office:value="15.5274795756362" calcext:value-type="float">
            <text:p>15.5274795756362</text:p>
          </table:table-cell>
          <table:table-cell office:value-type="float" office:value="18.883038910325" calcext:value-type="float">
            <text:p>18.883038910325</text:p>
          </table:table-cell>
          <table:table-cell office:value-type="float" office:value="29.1218796172603" calcext:value-type="float">
            <text:p>29.1218796172603</text:p>
          </table:table-cell>
          <table:table-cell office:value-type="float" office:value="34.7532792963811" calcext:value-type="float">
            <text:p>34.7532792963811</text:p>
          </table:table-cell>
          <table:table-cell office:value-type="float" office:value="43.7975690336379" calcext:value-type="float">
            <text:p>43.7975690336379</text:p>
          </table:table-cell>
          <table:table-cell office:value-type="float" office:value="43.3202311286376" calcext:value-type="float">
            <text:p>43.3202311286376</text:p>
          </table:table-cell>
          <table:table-cell office:value-type="float" office:value="22.8610992586996" calcext:value-type="float">
            <text:p>22.8610992586996</text:p>
          </table:table-cell>
          <table:table-cell office:value-type="float" office:value="35.0871478239755" calcext:value-type="float">
            <text:p>35.0871478239755</text:p>
          </table:table-cell>
          <table:table-cell office:value-type="float" office:value="51.5952747086118" calcext:value-type="float">
            <text:p>51.5952747086118</text:p>
          </table:table-cell>
          <table:table-cell office:value-type="float" office:value="53.4101172953038" calcext:value-type="float">
            <text:p>53.4101172953038</text:p>
          </table:table-cell>
          <table:table-cell office:value-type="float" office:value="54.4411663604711" calcext:value-type="float">
            <text:p>54.4411663604711</text:p>
          </table:table-cell>
          <table:table-cell office:value-type="float" office:value="50.5834637889294" calcext:value-type="float">
            <text:p>50.5834637889294</text:p>
          </table:table-cell>
        </table:table-row>
        <table:table-row table:style-name="ro1">
          <table:table-cell office:value-type="string" calcext:value-type="string">
            <text:p>OVA_FIN</text:p>
          </table:table-cell>
          <table:table-cell office:value-type="float" office:value="16723.6974558872" calcext:value-type="float">
            <text:p>16723.6974558872</text:p>
          </table:table-cell>
          <table:table-cell office:value-type="float" office:value="17382.946209035" calcext:value-type="float">
            <text:p>17382.946209035</text:p>
          </table:table-cell>
          <table:table-cell office:value-type="float" office:value="18067.6668458048" calcext:value-type="float">
            <text:p>18067.6668458048</text:p>
          </table:table-cell>
          <table:table-cell office:value-type="float" office:value="17915.721651526" calcext:value-type="float">
            <text:p>17915.721651526</text:p>
          </table:table-cell>
          <table:table-cell office:value-type="float" office:value="22053.6994150993" calcext:value-type="float">
            <text:p>22053.6994150993</text:p>
          </table:table-cell>
          <table:table-cell office:value-type="float" office:value="25352.6497523614" calcext:value-type="float">
            <text:p>25352.6497523614</text:p>
          </table:table-cell>
          <table:table-cell office:value-type="float" office:value="33083.6159497419" calcext:value-type="float">
            <text:p>33083.6159497419</text:p>
          </table:table-cell>
          <table:table-cell office:value-type="float" office:value="35774.5682265102" calcext:value-type="float">
            <text:p>35774.5682265102</text:p>
          </table:table-cell>
          <table:table-cell office:value-type="float" office:value="40704.4390999027" calcext:value-type="float">
            <text:p>40704.4390999027</text:p>
          </table:table-cell>
          <table:table-cell office:value-type="float" office:value="33263.969476242" calcext:value-type="float">
            <text:p>33263.969476242</text:p>
          </table:table-cell>
          <table:table-cell office:value-type="float" office:value="42405.914710272" calcext:value-type="float">
            <text:p>42405.914710272</text:p>
          </table:table-cell>
          <table:table-cell office:value-type="float" office:value="45655.0768472971" calcext:value-type="float">
            <text:p>45655.0768472971</text:p>
          </table:table-cell>
          <table:table-cell office:value-type="float" office:value="46313.0858775059" calcext:value-type="float">
            <text:p>46313.0858775059</text:p>
          </table:table-cell>
          <table:table-cell office:value-type="float" office:value="44658.6647092725" calcext:value-type="float">
            <text:p>44658.6647092725</text:p>
          </table:table-cell>
          <table:table-cell office:value-type="float" office:value="44342.0090199188" calcext:value-type="float">
            <text:p>44342.0090199188</text:p>
          </table:table-cell>
        </table:table-row>
        <table:table-row table:style-name="ro1">
          <table:table-cell office:value-type="string" calcext:value-type="string">
            <text:p>MVA_FIN</text:p>
          </table:table-cell>
          <table:table-cell office:value-type="float" office:value="19905.1845344571" calcext:value-type="float">
            <text:p>19905.1845344571</text:p>
          </table:table-cell>
          <table:table-cell office:value-type="float" office:value="18083.0118660051" calcext:value-type="float">
            <text:p>18083.0118660051</text:p>
          </table:table-cell>
          <table:table-cell office:value-type="float" office:value="16513.5274796998" calcext:value-type="float">
            <text:p>16513.5274796998</text:p>
          </table:table-cell>
          <table:table-cell office:value-type="float" office:value="17650.7408797061" calcext:value-type="float">
            <text:p>17650.7408797061</text:p>
          </table:table-cell>
          <table:table-cell office:value-type="float" office:value="19325.2066317848" calcext:value-type="float">
            <text:p>19325.2066317848</text:p>
          </table:table-cell>
          <table:table-cell office:value-type="float" office:value="18528.2067785358" calcext:value-type="float">
            <text:p>18528.2067785358</text:p>
          </table:table-cell>
          <table:table-cell office:value-type="float" office:value="20730.9848578609" calcext:value-type="float">
            <text:p>20730.9848578609</text:p>
          </table:table-cell>
          <table:table-cell office:value-type="float" office:value="21067.2375698708" calcext:value-type="float">
            <text:p>21067.2375698708</text:p>
          </table:table-cell>
          <table:table-cell office:value-type="float" office:value="20567.0002660074" calcext:value-type="float">
            <text:p>20567.0002660074</text:p>
          </table:table-cell>
          <table:table-cell office:value-type="float" office:value="19089.7462758535" calcext:value-type="float">
            <text:p>19089.7462758535</text:p>
          </table:table-cell>
          <table:table-cell office:value-type="float" office:value="21806.1146243061" calcext:value-type="float">
            <text:p>21806.1146243061</text:p>
          </table:table-cell>
          <table:table-cell office:value-type="float" office:value="21607.3249908414" calcext:value-type="float">
            <text:p>21607.3249908414</text:p>
          </table:table-cell>
          <table:table-cell office:value-type="float" office:value="23541.5296937843" calcext:value-type="float">
            <text:p>23541.5296937843</text:p>
          </table:table-cell>
          <table:table-cell office:value-type="float" office:value="22545.9476375976" calcext:value-type="float">
            <text:p>22545.9476375976</text:p>
          </table:table-cell>
          <table:table-cell office:value-type="float" office:value="23497.2558912593" calcext:value-type="float">
            <text:p>23497.2558912593</text:p>
          </table:table-cell>
        </table:table-row>
        <table:table-row table:style-name="ro1">
          <table:table-cell office:value-type="string" calcext:value-type="string">
            <text:p>OVA_INT</text:p>
          </table:table-cell>
          <table:table-cell office:value-type="float" office:value="6447.56051099577" calcext:value-type="float">
            <text:p>6447.56051099577</text:p>
          </table:table-cell>
          <table:table-cell office:value-type="float" office:value="6133.84361481107" calcext:value-type="float">
            <text:p>6133.84361481107</text:p>
          </table:table-cell>
          <table:table-cell office:value-type="float" office:value="6778.20658944883" calcext:value-type="float">
            <text:p>6778.20658944883</text:p>
          </table:table-cell>
          <table:table-cell office:value-type="float" office:value="7512.15230490133" calcext:value-type="float">
            <text:p>7512.15230490133</text:p>
          </table:table-cell>
          <table:table-cell office:value-type="float" office:value="9627.09787646055" calcext:value-type="float">
            <text:p>9627.09787646055</text:p>
          </table:table-cell>
          <table:table-cell office:value-type="float" office:value="11301.5174755608" calcext:value-type="float">
            <text:p>11301.5174755608</text:p>
          </table:table-cell>
          <table:table-cell office:value-type="float" office:value="12769.4648210019" calcext:value-type="float">
            <text:p>12769.4648210019</text:p>
          </table:table-cell>
          <table:table-cell office:value-type="float" office:value="13695.2250717107" calcext:value-type="float">
            <text:p>13695.2250717107</text:p>
          </table:table-cell>
          <table:table-cell office:value-type="float" office:value="15270.0657737989" calcext:value-type="float">
            <text:p>15270.0657737989</text:p>
          </table:table-cell>
          <table:table-cell office:value-type="float" office:value="11793.3707775075" calcext:value-type="float">
            <text:p>11793.3707775075</text:p>
          </table:table-cell>
          <table:table-cell office:value-type="float" office:value="16185.828974857" calcext:value-type="float">
            <text:p>16185.828974857</text:p>
          </table:table-cell>
          <table:table-cell office:value-type="float" office:value="18901.0206394511" calcext:value-type="float">
            <text:p>18901.0206394511</text:p>
          </table:table-cell>
          <table:table-cell office:value-type="float" office:value="19914.1904836948" calcext:value-type="float">
            <text:p>19914.1904836948</text:p>
          </table:table-cell>
          <table:table-cell office:value-type="float" office:value="22792.1126733894" calcext:value-type="float">
            <text:p>22792.1126733894</text:p>
          </table:table-cell>
          <table:table-cell office:value-type="float" office:value="24159.767123291" calcext:value-type="float">
            <text:p>24159.767123291</text:p>
          </table:table-cell>
        </table:table-row>
        <table:table-row table:style-name="ro1">
          <table:table-cell office:value-type="string" calcext:value-type="string">
            <text:p>MVA_INT</text:p>
          </table:table-cell>
          <table:table-cell office:value-type="float" office:value="6801.81859551482" calcext:value-type="float">
            <text:p>6801.81859551482</text:p>
          </table:table-cell>
          <table:table-cell office:value-type="float" office:value="5726.29038140148" calcext:value-type="float">
            <text:p>5726.29038140148</text:p>
          </table:table-cell>
          <table:table-cell office:value-type="float" office:value="5747.02604618675" calcext:value-type="float">
            <text:p>5747.02604618675</text:p>
          </table:table-cell>
          <table:table-cell office:value-type="float" office:value="6735.17487024642" calcext:value-type="float">
            <text:p>6735.17487024642</text:p>
          </table:table-cell>
          <table:table-cell office:value-type="float" office:value="7981.16438069353" calcext:value-type="float">
            <text:p>7981.16438069353</text:p>
          </table:table-cell>
          <table:table-cell office:value-type="float" office:value="8459.79111951443" calcext:value-type="float">
            <text:p>8459.79111951443</text:p>
          </table:table-cell>
          <table:table-cell office:value-type="float" office:value="9012.35525635699" calcext:value-type="float">
            <text:p>9012.35525635699</text:p>
          </table:table-cell>
          <table:table-cell office:value-type="float" office:value="9066.50095894294" calcext:value-type="float">
            <text:p>9066.50095894294</text:p>
          </table:table-cell>
          <table:table-cell office:value-type="float" office:value="8655.94126570919" calcext:value-type="float">
            <text:p>8655.94126570919</text:p>
          </table:table-cell>
          <table:table-cell office:value-type="float" office:value="7481.70408157134" calcext:value-type="float">
            <text:p>7481.70408157134</text:p>
          </table:table-cell>
          <table:table-cell office:value-type="float" office:value="9522.0304378017" calcext:value-type="float">
            <text:p>9522.0304378017</text:p>
          </table:table-cell>
          <table:table-cell office:value-type="float" office:value="10388.1635190574" calcext:value-type="float">
            <text:p>10388.1635190574</text:p>
          </table:table-cell>
          <table:table-cell office:value-type="float" office:value="11591.7831956799" calcext:value-type="float">
            <text:p>11591.7831956799</text:p>
          </table:table-cell>
          <table:table-cell office:value-type="float" office:value="13426.5880237208" calcext:value-type="float">
            <text:p>13426.5880237208</text:p>
          </table:table-cell>
          <table:table-cell office:value-type="float" office:value="14561.35540378" calcext:value-type="float">
            <text:p>14561.35540378</text:p>
          </table:table-cell>
        </table:table-row>
        <table:table-row table:style-name="ro1">
          <table:table-cell office:value-type="string" calcext:value-type="string">
            <text:p>DDC_FIN</text:p>
          </table:table-cell>
          <table:table-cell office:value-type="float" office:value="234.281003612172" calcext:value-type="float">
            <text:p>234.281003612172</text:p>
          </table:table-cell>
          <table:table-cell office:value-type="float" office:value="210.049970539104" calcext:value-type="float">
            <text:p>210.049970539104</text:p>
          </table:table-cell>
          <table:table-cell office:value-type="float" office:value="204.011733998357" calcext:value-type="float">
            <text:p>204.011733998357</text:p>
          </table:table-cell>
          <table:table-cell office:value-type="float" office:value="201.601545201107" calcext:value-type="float">
            <text:p>201.601545201107</text:p>
          </table:table-cell>
          <table:table-cell office:value-type="float" office:value="244.107702178552" calcext:value-type="float">
            <text:p>244.107702178552</text:p>
          </table:table-cell>
          <table:table-cell office:value-type="float" office:value="279.04388841896" calcext:value-type="float">
            <text:p>279.04388841896</text:p>
          </table:table-cell>
          <table:table-cell office:value-type="float" office:value="351.118904537523" calcext:value-type="float">
            <text:p>351.118904537523</text:p>
          </table:table-cell>
          <table:table-cell office:value-type="float" office:value="384.25118522721" calcext:value-type="float">
            <text:p>384.25118522721</text:p>
          </table:table-cell>
          <table:table-cell office:value-type="float" office:value="410.194276550496" calcext:value-type="float">
            <text:p>410.194276550496</text:p>
          </table:table-cell>
          <table:table-cell office:value-type="float" office:value="291.033980030201" calcext:value-type="float">
            <text:p>291.033980030201</text:p>
          </table:table-cell>
          <table:table-cell office:value-type="float" office:value="417.143610945785" calcext:value-type="float">
            <text:p>417.143610945785</text:p>
          </table:table-cell>
          <table:table-cell office:value-type="float" office:value="509.029008073087" calcext:value-type="float">
            <text:p>509.029008073087</text:p>
          </table:table-cell>
          <table:table-cell office:value-type="float" office:value="549.162840969345" calcext:value-type="float">
            <text:p>549.162840969345</text:p>
          </table:table-cell>
          <table:table-cell office:value-type="float" office:value="511.981590025972" calcext:value-type="float">
            <text:p>511.981590025972</text:p>
          </table:table-cell>
          <table:table-cell office:value-type="float" office:value="514.482422687179" calcext:value-type="float">
            <text:p>514.482422687179</text:p>
          </table:table-cell>
        </table:table-row>
        <table:table-row table:style-name="ro1">
          <table:table-cell office:value-type="string" calcext:value-type="string">
            <text:p>DDC_INT</text:p>
          </table:table-cell>
          <table:table-cell office:value-type="float" office:value="113.773762310647" calcext:value-type="float">
            <text:p>113.773762310647</text:p>
          </table:table-cell>
          <table:table-cell office:value-type="float" office:value="94.3646043615021" calcext:value-type="float">
            <text:p>94.3646043615021</text:p>
          </table:table-cell>
          <table:table-cell office:value-type="float" office:value="104.011007147428" calcext:value-type="float">
            <text:p>104.011007147428</text:p>
          </table:table-cell>
          <table:table-cell office:value-type="float" office:value="110.077105887267" calcext:value-type="float">
            <text:p>110.077105887267</text:p>
          </table:table-cell>
          <table:table-cell office:value-type="float" office:value="148.8590366115" calcext:value-type="float">
            <text:p>148.8590366115</text:p>
          </table:table-cell>
          <table:table-cell office:value-type="float" office:value="188.571800807457" calcext:value-type="float">
            <text:p>188.571800807457</text:p>
          </table:table-cell>
          <table:table-cell office:value-type="float" office:value="221.588322369337" calcext:value-type="float">
            <text:p>221.588322369337</text:p>
          </table:table-cell>
          <table:table-cell office:value-type="float" office:value="244.956584922606" calcext:value-type="float">
            <text:p>244.956584922606</text:p>
          </table:table-cell>
          <table:table-cell office:value-type="float" office:value="267.785454371729" calcext:value-type="float">
            <text:p>267.785454371729</text:p>
          </table:table-cell>
          <table:table-cell office:value-type="float" office:value="183.495954640136" calcext:value-type="float">
            <text:p>183.495954640136</text:p>
          </table:table-cell>
          <table:table-cell office:value-type="float" office:value="299.886991484178" calcext:value-type="float">
            <text:p>299.886991484178</text:p>
          </table:table-cell>
          <table:table-cell office:value-type="float" office:value="418.517179351614" calcext:value-type="float">
            <text:p>418.517179351614</text:p>
          </table:table-cell>
          <table:table-cell office:value-type="float" office:value="438.959918559038" calcext:value-type="float">
            <text:p>438.959918559038</text:p>
          </table:table-cell>
          <table:table-cell office:value-type="float" office:value="445.631545145358" calcext:value-type="float">
            <text:p>445.631545145358</text:p>
          </table:table-cell>
          <table:table-cell office:value-type="float" office:value="440.760029864327" calcext:value-type="float">
            <text:p>440.760029864327</text:p>
          </table:table-cell>
        </table:table-row>
        <table:table-row table:style-name="ro1">
          <table:table-cell office:value-type="string" calcext:value-type="string">
            <text:p>ODC</text:p>
          </table:table-cell>
          <table:table-cell office:value-type="float" office:value="2858.97619757012" calcext:value-type="float">
            <text:p>2858.97619757012</text:p>
          </table:table-cell>
          <table:table-cell office:value-type="float" office:value="2625.48169130153" calcext:value-type="float">
            <text:p>2625.48169130153</text:p>
          </table:table-cell>
          <table:table-cell office:value-type="float" office:value="2751.11455582449" calcext:value-type="float">
            <text:p>2751.11455582449</text:p>
          </table:table-cell>
          <table:table-cell office:value-type="float" office:value="2835.66582913868" calcext:value-type="float">
            <text:p>2835.66582913868</text:p>
          </table:table-cell>
          <table:table-cell office:value-type="float" office:value="3605.48433915522" calcext:value-type="float">
            <text:p>3605.48433915522</text:p>
          </table:table-cell>
          <table:table-cell office:value-type="float" office:value="4356.23815962725" calcext:value-type="float">
            <text:p>4356.23815962725</text:p>
          </table:table-cell>
          <table:table-cell office:value-type="float" office:value="4935.86890368517" calcext:value-type="float">
            <text:p>4935.86890368517</text:p>
          </table:table-cell>
          <table:table-cell office:value-type="float" office:value="5707.78031417256" calcext:value-type="float">
            <text:p>5707.78031417256</text:p>
          </table:table-cell>
          <table:table-cell office:value-type="float" office:value="6650.27988926013" calcext:value-type="float">
            <text:p>6650.27988926013</text:p>
          </table:table-cell>
          <table:table-cell office:value-type="float" office:value="4623.69304956731" calcext:value-type="float">
            <text:p>4623.69304956731</text:p>
          </table:table-cell>
          <table:table-cell office:value-type="float" office:value="6522.72603062141" calcext:value-type="float">
            <text:p>6522.72603062141</text:p>
          </table:table-cell>
          <table:table-cell office:value-type="float" office:value="8236.1812212738" calcext:value-type="float">
            <text:p>8236.1812212738</text:p>
          </table:table-cell>
          <table:table-cell office:value-type="float" office:value="8522.81748958987" calcext:value-type="float">
            <text:p>8522.81748958987</text:p>
          </table:table-cell>
          <table:table-cell office:value-type="float" office:value="9043.96796005342" calcext:value-type="float">
            <text:p>9043.96796005342</text:p>
          </table:table-cell>
          <table:table-cell office:value-type="float" office:value="9255.60164084234" calcext:value-type="float">
            <text:p>9255.60164084234</text:p>
          </table:table-cell>
        </table:table-row>
        <table:table-row table:style-name="ro1">
          <table:table-cell office:value-type="string" calcext:value-type="string">
            <text:p>MDC</text:p>
          </table:table-cell>
          <table:table-cell office:value-type="float" office:value="1594.98199401104" calcext:value-type="float">
            <text:p>1594.98199401104</text:p>
          </table:table-cell>
          <table:table-cell office:value-type="float" office:value="1247.53370755038" calcext:value-type="float">
            <text:p>1247.53370755038</text:p>
          </table:table-cell>
          <table:table-cell office:value-type="float" office:value="1177.56515427623" calcext:value-type="float">
            <text:p>1177.56515427623</text:p>
          </table:table-cell>
          <table:table-cell office:value-type="float" office:value="1276.3680388338" calcext:value-type="float">
            <text:p>1276.3680388338</text:p>
          </table:table-cell>
          <table:table-cell office:value-type="float" office:value="1539.06602663525" calcext:value-type="float">
            <text:p>1539.06602663525</text:p>
          </table:table-cell>
          <table:table-cell office:value-type="float" office:value="1714.78190331346" calcext:value-type="float">
            <text:p>1714.78190331346</text:p>
          </table:table-cell>
          <table:table-cell office:value-type="float" office:value="1981.44967809075" calcext:value-type="float">
            <text:p>1981.44967809075</text:p>
          </table:table-cell>
          <table:table-cell office:value-type="float" office:value="2209.25777825748" calcext:value-type="float">
            <text:p>2209.25777825748</text:p>
          </table:table-cell>
          <table:table-cell office:value-type="float" office:value="2289.93139999611" calcext:value-type="float">
            <text:p>2289.93139999611</text:p>
          </table:table-cell>
          <table:table-cell office:value-type="float" office:value="1724.50795236006" calcext:value-type="float">
            <text:p>1724.50795236006</text:p>
          </table:table-cell>
          <table:table-cell office:value-type="float" office:value="2348.04022739036" calcext:value-type="float">
            <text:p>2348.04022739036</text:p>
          </table:table-cell>
          <table:table-cell office:value-type="float" office:value="2831.59597786942" calcext:value-type="float">
            <text:p>2831.59597786942</text:p>
          </table:table-cell>
          <table:table-cell office:value-type="float" office:value="3097.05664193751" calcext:value-type="float">
            <text:p>3097.05664193751</text:p>
          </table:table-cell>
          <table:table-cell office:value-type="float" office:value="3360.60735199529" calcext:value-type="float">
            <text:p>3360.60735199529</text:p>
          </table:table-cell>
          <table:table-cell office:value-type="float" office:value="3618.82668004755" calcext:value-type="float">
            <text:p>3618.82668004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/00/0000</text:date>, <text:time style:data-style-name="N2" text:time-value="19:38:05.347407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9:57:51.678452325</dc:date>
    <meta:editing-duration>PT40M30S</meta:editing-duration>
    <meta:editing-cycles>8</meta:editing-cycles>
    <meta:generator>LibreOffice/5.4.1.2$MacOSX_X86_64 LibreOffice_project/ea7cb86e6eeb2bf3a5af73a8f7777ac570321527</meta:generator>
    <meta:document-statistic meta:table-count="1" meta:cell-count="2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44cm" svg:y="0.315cm" chart:style-name="ch2">
          <text:p>DVA in Total Exports Decomposition - Components</text:p>
        </chart:title>
        <chart:subtitle svg:x="4.956cm" svg:y="1.269cm" chart:style-name="ch3">
          <text:p>Mexico, 2000-2014 (millions of $)</text:p>
        </chart:subtitle>
        <chart:legend chart:legend-position="end" svg:x="12.457cm" svg:y="3.345cm" style:legend-expansion="high" chart:style-name="ch4"/>
        <chart:plot-area chart:style-name="ch5" table:cell-range-address="mex2all_agg_component.A1:mex2all_agg_component.P6" chart:data-source-has-labels="both" svg:x="1.302cm" svg:y="2.084cm" svg:width="10.835cm" svg:height="5.784cm">
          <chartooo:coordinate-region svg:x="2.482cm" svg:y="2.255cm" svg:width="9.25cm" svg:height="5.022cm"/>
          <chart:axis chart:dimension="x" chart:name="primary-x" chart:style-name="ch6" chartooo:axis-type="auto">
            <chartooo:date-scale/>
            <chart:title svg:x="6.321cm" svg:y="8.049cm" chart:style-name="ch7">
              <text:p>Year</text:p>
            </chart:title>
            <chart:categories table:cell-range-address="mex2all_agg_component.B1:mex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all_agg_component.B2:mex2all_agg_component.P2" chart:label-cell-address="mex2all_agg_component.A2:mex2all_agg_component.A2" chart:class="chart:line">
            <chart:data-point chart:repeated="15"/>
          </chart:series>
          <chart:series chart:style-name="ch12" chart:values-cell-range-address="mex2all_agg_component.B3:mex2all_agg_component.P3" chart:label-cell-address="mex2all_agg_component.A3:mex2all_agg_component.A3" chart:class="chart:line">
            <chart:data-point chart:repeated="15"/>
          </chart:series>
          <chart:series chart:style-name="ch13" chart:values-cell-range-address="mex2all_agg_component.B4:mex2all_agg_component.P4" chart:label-cell-address="mex2all_agg_component.A4:mex2all_agg_component.A4" chart:class="chart:line">
            <chart:data-point chart:repeated="15"/>
          </chart:series>
          <chart:series chart:style-name="ch14" chart:values-cell-range-address="mex2all_agg_component.B5:mex2all_agg_component.P5" chart:label-cell-address="mex2all_agg_component.A5:mex2all_agg_component.A5" chart:class="chart:line">
            <chart:data-point chart:repeated="15"/>
          </chart:series>
          <chart:series chart:style-name="ch15" chart:values-cell-range-address="mex2all_agg_component.B6:mex2all_agg_component.P6" chart:label-cell-address="mex2all_agg_component.A6:mex2all_agg_component.A6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component.B1:mex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_FIN</text:p>
                <draw:g>
                  <svg:desc>mex2all_agg_component.A2:mex2all_agg_component.A2</svg:desc>
                </draw:g>
              </table:table-cell>
              <table:table-cell office:value-type="float" office:value="58137.4296832142">
                <text:p>58137.4296832142</text:p>
                <draw:g>
                  <svg:desc>mex2all_agg_component.B2:mex2all_agg_component.P2</svg:desc>
                </draw:g>
              </table:table-cell>
              <table:table-cell office:value-type="float" office:value="57603.8877988652">
                <text:p>57603.8877988652</text:p>
              </table:table-cell>
              <table:table-cell office:value-type="float" office:value="56096.5237384235">
                <text:p>56096.5237384235</text:p>
              </table:table-cell>
              <table:table-cell office:value-type="float" office:value="53159.1466872234">
                <text:p>53159.1466872234</text:p>
              </table:table-cell>
              <table:table-cell office:value-type="float" office:value="54651.0798502101">
                <text:p>54651.0798502101</text:p>
              </table:table-cell>
              <table:table-cell office:value-type="float" office:value="60932.6863891748">
                <text:p>60932.6863891748</text:p>
              </table:table-cell>
              <table:table-cell office:value-type="float" office:value="70620.0151524967">
                <text:p>70620.0151524967</text:p>
              </table:table-cell>
              <table:table-cell office:value-type="float" office:value="79617.3033195574">
                <text:p>79617.3033195574</text:p>
              </table:table-cell>
              <table:table-cell office:value-type="float" office:value="82687.3928570448">
                <text:p>82687.3928570448</text:p>
              </table:table-cell>
              <table:table-cell office:value-type="float" office:value="65905.8754887577">
                <text:p>65905.8754887577</text:p>
              </table:table-cell>
              <table:table-cell office:value-type="float" office:value="82139.0505960733">
                <text:p>82139.0505960733</text:p>
              </table:table-cell>
              <table:table-cell office:value-type="float" office:value="91743.9248397879">
                <text:p>91743.9248397879</text:p>
              </table:table-cell>
              <table:table-cell office:value-type="float" office:value="91534.7683322369">
                <text:p>91534.7683322369</text:p>
              </table:table-cell>
              <table:table-cell office:value-type="float" office:value="97756.8013026845">
                <text:p>97756.8013026845</text:p>
              </table:table-cell>
              <table:table-cell office:value-type="float" office:value="103760.331180128">
                <text:p>103760.331180128</text:p>
              </table:table-cell>
            </table:table-row>
            <table:table-row>
              <table:table-cell office:value-type="string">
                <text:p>DVA_INT</text:p>
                <draw:g>
                  <svg:desc>mex2all_agg_component.A3:mex2all_agg_component.A3</svg:desc>
                </draw:g>
              </table:table-cell>
              <table:table-cell office:value-type="float" office:value="38834.5472333428">
                <text:p>38834.5472333428</text:p>
                <draw:g>
                  <svg:desc>mex2all_agg_component.B3:mex2all_agg_component.P3</svg:desc>
                </draw:g>
              </table:table-cell>
              <table:table-cell office:value-type="float" office:value="36338.5734599408">
                <text:p>36338.5734599408</text:p>
              </table:table-cell>
              <table:table-cell office:value-type="float" office:value="40196.6500705641">
                <text:p>40196.6500705641</text:p>
              </table:table-cell>
              <table:table-cell office:value-type="float" office:value="43287.8280487719">
                <text:p>43287.8280487719</text:p>
              </table:table-cell>
              <table:table-cell office:value-type="float" office:value="52064.4243946204">
                <text:p>52064.4243946204</text:p>
              </table:table-cell>
              <table:table-cell office:value-type="float" office:value="62772.7829500958">
                <text:p>62772.7829500958</text:p>
              </table:table-cell>
              <table:table-cell office:value-type="float" office:value="72107.5436528916">
                <text:p>72107.5436528916</text:p>
              </table:table-cell>
              <table:table-cell office:value-type="float" office:value="74667.4939819573">
                <text:p>74667.4939819573</text:p>
              </table:table-cell>
              <table:table-cell office:value-type="float" office:value="80865.5969044904">
                <text:p>80865.5969044904</text:p>
              </table:table-cell>
              <table:table-cell office:value-type="float" office:value="62717.7960122096">
                <text:p>62717.7960122096</text:p>
              </table:table-cell>
              <table:table-cell office:value-type="float" office:value="79663.0689145775">
                <text:p>79663.0689145775</text:p>
              </table:table-cell>
              <table:table-cell office:value-type="float" office:value="97991.7529966147">
                <text:p>97991.7529966147</text:p>
              </table:table-cell>
              <table:table-cell office:value-type="float" office:value="99642.2104264694">
                <text:p>99642.2104264694</text:p>
              </table:table-cell>
              <table:table-cell office:value-type="float" office:value="101529.802264265">
                <text:p>101529.802264265</text:p>
              </table:table-cell>
              <table:table-cell office:value-type="float" office:value="100181.508556756">
                <text:p>100181.508556756</text:p>
              </table:table-cell>
            </table:table-row>
            <table:table-row>
              <table:table-cell office:value-type="string">
                <text:p>DVA_INTrexI1</text:p>
                <draw:g>
                  <svg:desc>mex2all_agg_component.A4:mex2all_agg_component.A4</svg:desc>
                </draw:g>
              </table:table-cell>
              <table:table-cell office:value-type="float" office:value="5370.45269637154">
                <text:p>5370.45269637154</text:p>
                <draw:g>
                  <svg:desc>mex2all_agg_component.B4:mex2all_agg_component.P4</svg:desc>
                </draw:g>
              </table:table-cell>
              <table:table-cell office:value-type="float" office:value="4369.31210625887">
                <text:p>4369.31210625887</text:p>
              </table:table-cell>
              <table:table-cell office:value-type="float" office:value="4373.28519154394">
                <text:p>4373.28519154394</text:p>
              </table:table-cell>
              <table:table-cell office:value-type="float" office:value="4520.44756541216">
                <text:p>4520.44756541216</text:p>
              </table:table-cell>
              <table:table-cell office:value-type="float" office:value="5304.58039387074">
                <text:p>5304.58039387074</text:p>
              </table:table-cell>
              <table:table-cell office:value-type="float" office:value="7405.82726467367">
                <text:p>7405.82726467367</text:p>
              </table:table-cell>
              <table:table-cell office:value-type="float" office:value="8507.32713295875">
                <text:p>8507.32713295875</text:p>
              </table:table-cell>
              <table:table-cell office:value-type="float" office:value="10998.0855024637">
                <text:p>10998.0855024637</text:p>
              </table:table-cell>
              <table:table-cell office:value-type="float" office:value="12033.6408858902">
                <text:p>12033.6408858902</text:p>
              </table:table-cell>
              <table:table-cell office:value-type="float" office:value="8031.04136858224">
                <text:p>8031.04136858224</text:p>
              </table:table-cell>
              <table:table-cell office:value-type="float" office:value="11437.0757896917">
                <text:p>11437.0757896917</text:p>
              </table:table-cell>
              <table:table-cell office:value-type="float" office:value="16674.7550811017">
                <text:p>16674.7550811017</text:p>
              </table:table-cell>
              <table:table-cell office:value-type="float" office:value="17542.7711475669">
                <text:p>17542.7711475669</text:p>
              </table:table-cell>
              <table:table-cell office:value-type="float" office:value="17947.4115135306">
                <text:p>17947.4115135306</text:p>
              </table:table-cell>
              <table:table-cell office:value-type="float" office:value="17124.585694567">
                <text:p>17124.585694567</text:p>
              </table:table-cell>
            </table:table-row>
            <table:table-row>
              <table:table-cell office:value-type="string">
                <text:p>DVA_INTrexF</text:p>
                <draw:g>
                  <svg:desc>mex2all_agg_component.A5:mex2all_agg_component.A5</svg:desc>
                </draw:g>
              </table:table-cell>
              <table:table-cell office:value-type="float" office:value="4284.2171998825">
                <text:p>4284.2171998825</text:p>
                <draw:g>
                  <svg:desc>mex2all_agg_component.B5:mex2all_agg_component.P5</svg:desc>
                </draw:g>
              </table:table-cell>
              <table:table-cell office:value-type="float" office:value="3818.41863427271">
                <text:p>3818.41863427271</text:p>
              </table:table-cell>
              <table:table-cell office:value-type="float" office:value="3950.51052191101">
                <text:p>3950.51052191101</text:p>
              </table:table-cell>
              <table:table-cell office:value-type="float" office:value="3798.54821413738">
                <text:p>3798.54821413738</text:p>
              </table:table-cell>
              <table:table-cell office:value-type="float" office:value="4470.41418261605">
                <text:p>4470.41418261605</text:p>
              </table:table-cell>
              <table:table-cell office:value-type="float" office:value="5698.37572049965">
                <text:p>5698.37572049965</text:p>
              </table:table-cell>
              <table:table-cell office:value-type="float" office:value="6618.41843108609">
                <text:p>6618.41843108609</text:p>
              </table:table-cell>
              <table:table-cell office:value-type="float" office:value="8205.4560283018">
                <text:p>8205.4560283018</text:p>
              </table:table-cell>
              <table:table-cell office:value-type="float" office:value="8940.0219980944">
                <text:p>8940.0219980944</text:p>
              </table:table-cell>
              <table:table-cell office:value-type="float" office:value="5976.12656304999">
                <text:p>5976.12656304999</text:p>
              </table:table-cell>
              <table:table-cell office:value-type="float" office:value="8436.86816486362">
                <text:p>8436.86816486362</text:p>
              </table:table-cell>
              <table:table-cell office:value-type="float" office:value="11309.0255134779">
                <text:p>11309.0255134779</text:p>
              </table:table-cell>
              <table:table-cell office:value-type="float" office:value="11955.2653386838">
                <text:p>11955.2653386838</text:p>
              </table:table-cell>
              <table:table-cell office:value-type="float" office:value="11916.77779057">
                <text:p>11916.77779057</text:p>
              </table:table-cell>
              <table:table-cell office:value-type="float" office:value="11591.3741720617">
                <text:p>11591.3741720617</text:p>
              </table:table-cell>
            </table:table-row>
            <table:table-row>
              <table:table-cell office:value-type="string">
                <text:p>DVA_INTrexI2</text:p>
                <draw:g>
                  <svg:desc>mex2all_agg_component.A6:mex2all_agg_component.A6</svg:desc>
                </draw:g>
              </table:table-cell>
              <table:table-cell office:value-type="float" office:value="1417.35070202063">
                <text:p>1417.35070202063</text:p>
                <draw:g>
                  <svg:desc>mex2all_agg_component.B6:mex2all_agg_component.P6</svg:desc>
                </draw:g>
              </table:table-cell>
              <table:table-cell office:value-type="float" office:value="1236.6810130477">
                <text:p>1236.6810130477</text:p>
              </table:table-cell>
              <table:table-cell office:value-type="float" office:value="1245.49945747329">
                <text:p>1245.49945747329</text:p>
              </table:table-cell>
              <table:table-cell office:value-type="float" office:value="1269.74012116321">
                <text:p>1269.74012116321</text:p>
              </table:table-cell>
              <table:table-cell office:value-type="float" office:value="1541.87526650652">
                <text:p>1541.87526650652</text:p>
              </table:table-cell>
              <table:table-cell office:value-type="float" office:value="2031.06889774685">
                <text:p>2031.06889774685</text:p>
              </table:table-cell>
              <table:table-cell office:value-type="float" office:value="2443.64282582017">
                <text:p>2443.64282582017</text:p>
              </table:table-cell>
              <table:table-cell office:value-type="float" office:value="3017.2081864041">
                <text:p>3017.2081864041</text:p>
              </table:table-cell>
              <table:table-cell office:value-type="float" office:value="3094.23614730806">
                <text:p>3094.23614730806</text:p>
              </table:table-cell>
              <table:table-cell office:value-type="float" office:value="1897.84937179706">
                <text:p>1897.84937179706</text:p>
              </table:table-cell>
              <table:table-cell office:value-type="float" office:value="2885.03925785878">
                <text:p>2885.03925785878</text:p>
              </table:table-cell>
              <table:table-cell office:value-type="float" office:value="4062.44533738433">
                <text:p>4062.44533738433</text:p>
              </table:table-cell>
              <table:table-cell office:value-type="float" office:value="4115.27340423807">
                <text:p>4115.27340423807</text:p>
              </table:table-cell>
              <table:table-cell office:value-type="float" office:value="4126.77212193259">
                <text:p>4126.77212193259</text:p>
              </table:table-cell>
              <table:table-cell office:value-type="float" office:value="4007.54620410914">
                <text:p>4007.54620410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00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2.744cm" svg:y="0.315cm" chart:style-name="ch2">
          <text:p>DVA in Total Exports Decomposition - Components</text:p>
        </chart:title>
        <chart:subtitle svg:x="5.297cm" svg:y="1.269cm" chart:style-name="ch3">
          <text:p>Mexico, 2000-2014 (% share)</text:p>
        </chart:subtitle>
        <chart:legend chart:legend-position="end" svg:x="13.046cm" svg:y="3.345cm" style:legend-expansion="high" chart:style-name="ch4"/>
        <chart:plot-area chart:style-name="ch5" table:cell-range-address="mex2all_agg_component.A1:mex2all_agg_component.P6" chart:data-source-has-labels="both" svg:x="1.302cm" svg:y="2.084cm" svg:width="11.424cm" svg:height="5.784cm">
          <chartooo:coordinate-region svg:x="2.699cm" svg:y="2.255cm" svg:width="9.623cm" svg:height="5.022cm"/>
          <chart:axis chart:dimension="x" chart:name="primary-x" chart:style-name="ch6" chartooo:axis-type="auto">
            <chartooo:date-scale/>
            <chart:title svg:x="6.616cm" svg:y="8.049cm" chart:style-name="ch7">
              <text:p>Year</text:p>
            </chart:title>
            <chart:categories table:cell-range-address="mex2all_agg_component.B1:mex2all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all_agg_component.B2:mex2all_agg_component.P2" chart:label-cell-address="mex2all_agg_component.A2:mex2all_agg_component.A2" chart:class="chart:area">
            <chart:data-point chart:repeated="15"/>
          </chart:series>
          <chart:series chart:style-name="ch12" chart:values-cell-range-address="mex2all_agg_component.B3:mex2all_agg_component.P3" chart:label-cell-address="mex2all_agg_component.A3:mex2all_agg_component.A3" chart:class="chart:area">
            <chart:data-point chart:repeated="15"/>
          </chart:series>
          <chart:series chart:style-name="ch13" chart:values-cell-range-address="mex2all_agg_component.B4:mex2all_agg_component.P4" chart:label-cell-address="mex2all_agg_component.A4:mex2all_agg_component.A4" chart:class="chart:area">
            <chart:data-point chart:repeated="15"/>
          </chart:series>
          <chart:series chart:style-name="ch14" chart:values-cell-range-address="mex2all_agg_component.B5:mex2all_agg_component.P5" chart:label-cell-address="mex2all_agg_component.A5:mex2all_agg_component.A5" chart:class="chart:area">
            <chart:data-point chart:repeated="15"/>
          </chart:series>
          <chart:series chart:style-name="ch15" chart:values-cell-range-address="mex2all_agg_component.B6:mex2all_agg_component.P6" chart:label-cell-address="mex2all_agg_component.A6:mex2all_agg_component.A6" chart:class="chart:area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component.B1:mex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_FIN</text:p>
                <draw:g>
                  <svg:desc>mex2all_agg_component.A2:mex2all_agg_component.A2</svg:desc>
                </draw:g>
              </table:table-cell>
              <table:table-cell office:value-type="float" office:value="58137.4296832142">
                <text:p>58137.4296832142</text:p>
                <draw:g>
                  <svg:desc>mex2all_agg_component.B2:mex2all_agg_component.P2</svg:desc>
                </draw:g>
              </table:table-cell>
              <table:table-cell office:value-type="float" office:value="57603.8877988652">
                <text:p>57603.8877988652</text:p>
              </table:table-cell>
              <table:table-cell office:value-type="float" office:value="56096.5237384235">
                <text:p>56096.5237384235</text:p>
              </table:table-cell>
              <table:table-cell office:value-type="float" office:value="53159.1466872234">
                <text:p>53159.1466872234</text:p>
              </table:table-cell>
              <table:table-cell office:value-type="float" office:value="54651.0798502101">
                <text:p>54651.0798502101</text:p>
              </table:table-cell>
              <table:table-cell office:value-type="float" office:value="60932.6863891748">
                <text:p>60932.6863891748</text:p>
              </table:table-cell>
              <table:table-cell office:value-type="float" office:value="70620.0151524967">
                <text:p>70620.0151524967</text:p>
              </table:table-cell>
              <table:table-cell office:value-type="float" office:value="79617.3033195574">
                <text:p>79617.3033195574</text:p>
              </table:table-cell>
              <table:table-cell office:value-type="float" office:value="82687.3928570448">
                <text:p>82687.3928570448</text:p>
              </table:table-cell>
              <table:table-cell office:value-type="float" office:value="65905.8754887577">
                <text:p>65905.8754887577</text:p>
              </table:table-cell>
              <table:table-cell office:value-type="float" office:value="82139.0505960733">
                <text:p>82139.0505960733</text:p>
              </table:table-cell>
              <table:table-cell office:value-type="float" office:value="91743.9248397879">
                <text:p>91743.9248397879</text:p>
              </table:table-cell>
              <table:table-cell office:value-type="float" office:value="91534.7683322369">
                <text:p>91534.7683322369</text:p>
              </table:table-cell>
              <table:table-cell office:value-type="float" office:value="97756.8013026845">
                <text:p>97756.8013026845</text:p>
              </table:table-cell>
              <table:table-cell office:value-type="float" office:value="103760.331180128">
                <text:p>103760.331180128</text:p>
              </table:table-cell>
            </table:table-row>
            <table:table-row>
              <table:table-cell office:value-type="string">
                <text:p>DVA_INT</text:p>
                <draw:g>
                  <svg:desc>mex2all_agg_component.A3:mex2all_agg_component.A3</svg:desc>
                </draw:g>
              </table:table-cell>
              <table:table-cell office:value-type="float" office:value="38834.5472333428">
                <text:p>38834.5472333428</text:p>
                <draw:g>
                  <svg:desc>mex2all_agg_component.B3:mex2all_agg_component.P3</svg:desc>
                </draw:g>
              </table:table-cell>
              <table:table-cell office:value-type="float" office:value="36338.5734599408">
                <text:p>36338.5734599408</text:p>
              </table:table-cell>
              <table:table-cell office:value-type="float" office:value="40196.6500705641">
                <text:p>40196.6500705641</text:p>
              </table:table-cell>
              <table:table-cell office:value-type="float" office:value="43287.8280487719">
                <text:p>43287.8280487719</text:p>
              </table:table-cell>
              <table:table-cell office:value-type="float" office:value="52064.4243946204">
                <text:p>52064.4243946204</text:p>
              </table:table-cell>
              <table:table-cell office:value-type="float" office:value="62772.7829500958">
                <text:p>62772.7829500958</text:p>
              </table:table-cell>
              <table:table-cell office:value-type="float" office:value="72107.5436528916">
                <text:p>72107.5436528916</text:p>
              </table:table-cell>
              <table:table-cell office:value-type="float" office:value="74667.4939819573">
                <text:p>74667.4939819573</text:p>
              </table:table-cell>
              <table:table-cell office:value-type="float" office:value="80865.5969044904">
                <text:p>80865.5969044904</text:p>
              </table:table-cell>
              <table:table-cell office:value-type="float" office:value="62717.7960122096">
                <text:p>62717.7960122096</text:p>
              </table:table-cell>
              <table:table-cell office:value-type="float" office:value="79663.0689145775">
                <text:p>79663.0689145775</text:p>
              </table:table-cell>
              <table:table-cell office:value-type="float" office:value="97991.7529966147">
                <text:p>97991.7529966147</text:p>
              </table:table-cell>
              <table:table-cell office:value-type="float" office:value="99642.2104264694">
                <text:p>99642.2104264694</text:p>
              </table:table-cell>
              <table:table-cell office:value-type="float" office:value="101529.802264265">
                <text:p>101529.802264265</text:p>
              </table:table-cell>
              <table:table-cell office:value-type="float" office:value="100181.508556756">
                <text:p>100181.508556756</text:p>
              </table:table-cell>
            </table:table-row>
            <table:table-row>
              <table:table-cell office:value-type="string">
                <text:p>DVA_INTrexI1</text:p>
                <draw:g>
                  <svg:desc>mex2all_agg_component.A4:mex2all_agg_component.A4</svg:desc>
                </draw:g>
              </table:table-cell>
              <table:table-cell office:value-type="float" office:value="5370.45269637154">
                <text:p>5370.45269637154</text:p>
                <draw:g>
                  <svg:desc>mex2all_agg_component.B4:mex2all_agg_component.P4</svg:desc>
                </draw:g>
              </table:table-cell>
              <table:table-cell office:value-type="float" office:value="4369.31210625887">
                <text:p>4369.31210625887</text:p>
              </table:table-cell>
              <table:table-cell office:value-type="float" office:value="4373.28519154394">
                <text:p>4373.28519154394</text:p>
              </table:table-cell>
              <table:table-cell office:value-type="float" office:value="4520.44756541216">
                <text:p>4520.44756541216</text:p>
              </table:table-cell>
              <table:table-cell office:value-type="float" office:value="5304.58039387074">
                <text:p>5304.58039387074</text:p>
              </table:table-cell>
              <table:table-cell office:value-type="float" office:value="7405.82726467367">
                <text:p>7405.82726467367</text:p>
              </table:table-cell>
              <table:table-cell office:value-type="float" office:value="8507.32713295875">
                <text:p>8507.32713295875</text:p>
              </table:table-cell>
              <table:table-cell office:value-type="float" office:value="10998.0855024637">
                <text:p>10998.0855024637</text:p>
              </table:table-cell>
              <table:table-cell office:value-type="float" office:value="12033.6408858902">
                <text:p>12033.6408858902</text:p>
              </table:table-cell>
              <table:table-cell office:value-type="float" office:value="8031.04136858224">
                <text:p>8031.04136858224</text:p>
              </table:table-cell>
              <table:table-cell office:value-type="float" office:value="11437.0757896917">
                <text:p>11437.0757896917</text:p>
              </table:table-cell>
              <table:table-cell office:value-type="float" office:value="16674.7550811017">
                <text:p>16674.7550811017</text:p>
              </table:table-cell>
              <table:table-cell office:value-type="float" office:value="17542.7711475669">
                <text:p>17542.7711475669</text:p>
              </table:table-cell>
              <table:table-cell office:value-type="float" office:value="17947.4115135306">
                <text:p>17947.4115135306</text:p>
              </table:table-cell>
              <table:table-cell office:value-type="float" office:value="17124.585694567">
                <text:p>17124.585694567</text:p>
              </table:table-cell>
            </table:table-row>
            <table:table-row>
              <table:table-cell office:value-type="string">
                <text:p>DVA_INTrexF</text:p>
                <draw:g>
                  <svg:desc>mex2all_agg_component.A5:mex2all_agg_component.A5</svg:desc>
                </draw:g>
              </table:table-cell>
              <table:table-cell office:value-type="float" office:value="4284.2171998825">
                <text:p>4284.2171998825</text:p>
                <draw:g>
                  <svg:desc>mex2all_agg_component.B5:mex2all_agg_component.P5</svg:desc>
                </draw:g>
              </table:table-cell>
              <table:table-cell office:value-type="float" office:value="3818.41863427271">
                <text:p>3818.41863427271</text:p>
              </table:table-cell>
              <table:table-cell office:value-type="float" office:value="3950.51052191101">
                <text:p>3950.51052191101</text:p>
              </table:table-cell>
              <table:table-cell office:value-type="float" office:value="3798.54821413738">
                <text:p>3798.54821413738</text:p>
              </table:table-cell>
              <table:table-cell office:value-type="float" office:value="4470.41418261605">
                <text:p>4470.41418261605</text:p>
              </table:table-cell>
              <table:table-cell office:value-type="float" office:value="5698.37572049965">
                <text:p>5698.37572049965</text:p>
              </table:table-cell>
              <table:table-cell office:value-type="float" office:value="6618.41843108609">
                <text:p>6618.41843108609</text:p>
              </table:table-cell>
              <table:table-cell office:value-type="float" office:value="8205.4560283018">
                <text:p>8205.4560283018</text:p>
              </table:table-cell>
              <table:table-cell office:value-type="float" office:value="8940.0219980944">
                <text:p>8940.0219980944</text:p>
              </table:table-cell>
              <table:table-cell office:value-type="float" office:value="5976.12656304999">
                <text:p>5976.12656304999</text:p>
              </table:table-cell>
              <table:table-cell office:value-type="float" office:value="8436.86816486362">
                <text:p>8436.86816486362</text:p>
              </table:table-cell>
              <table:table-cell office:value-type="float" office:value="11309.0255134779">
                <text:p>11309.0255134779</text:p>
              </table:table-cell>
              <table:table-cell office:value-type="float" office:value="11955.2653386838">
                <text:p>11955.2653386838</text:p>
              </table:table-cell>
              <table:table-cell office:value-type="float" office:value="11916.77779057">
                <text:p>11916.77779057</text:p>
              </table:table-cell>
              <table:table-cell office:value-type="float" office:value="11591.3741720617">
                <text:p>11591.3741720617</text:p>
              </table:table-cell>
            </table:table-row>
            <table:table-row>
              <table:table-cell office:value-type="string">
                <text:p>DVA_INTrexI2</text:p>
                <draw:g>
                  <svg:desc>mex2all_agg_component.A6:mex2all_agg_component.A6</svg:desc>
                </draw:g>
              </table:table-cell>
              <table:table-cell office:value-type="float" office:value="1417.35070202063">
                <text:p>1417.35070202063</text:p>
                <draw:g>
                  <svg:desc>mex2all_agg_component.B6:mex2all_agg_component.P6</svg:desc>
                </draw:g>
              </table:table-cell>
              <table:table-cell office:value-type="float" office:value="1236.6810130477">
                <text:p>1236.6810130477</text:p>
              </table:table-cell>
              <table:table-cell office:value-type="float" office:value="1245.49945747329">
                <text:p>1245.49945747329</text:p>
              </table:table-cell>
              <table:table-cell office:value-type="float" office:value="1269.74012116321">
                <text:p>1269.74012116321</text:p>
              </table:table-cell>
              <table:table-cell office:value-type="float" office:value="1541.87526650652">
                <text:p>1541.87526650652</text:p>
              </table:table-cell>
              <table:table-cell office:value-type="float" office:value="2031.06889774685">
                <text:p>2031.06889774685</text:p>
              </table:table-cell>
              <table:table-cell office:value-type="float" office:value="2443.64282582017">
                <text:p>2443.64282582017</text:p>
              </table:table-cell>
              <table:table-cell office:value-type="float" office:value="3017.2081864041">
                <text:p>3017.2081864041</text:p>
              </table:table-cell>
              <table:table-cell office:value-type="float" office:value="3094.23614730806">
                <text:p>3094.23614730806</text:p>
              </table:table-cell>
              <table:table-cell office:value-type="float" office:value="1897.84937179706">
                <text:p>1897.84937179706</text:p>
              </table:table-cell>
              <table:table-cell office:value-type="float" office:value="2885.03925785878">
                <text:p>2885.03925785878</text:p>
              </table:table-cell>
              <table:table-cell office:value-type="float" office:value="4062.44533738433">
                <text:p>4062.44533738433</text:p>
              </table:table-cell>
              <table:table-cell office:value-type="float" office:value="4115.27340423807">
                <text:p>4115.27340423807</text:p>
              </table:table-cell>
              <table:table-cell office:value-type="float" office:value="4126.77212193259">
                <text:p>4126.77212193259</text:p>
              </table:table-cell>
              <table:table-cell office:value-type="float" office:value="4007.54620410914">
                <text:p>4007.54620410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31cm" svg:y="0.315cm" chart:style-name="ch2">
          <text:p>RVA in Total Exports Decomposition</text:p>
        </chart:title>
        <chart:subtitle svg:x="4.956cm" svg:y="1.269cm" chart:style-name="ch3">
          <text:p>Mexico, 2000-2014 (millions of $)</text:p>
        </chart:subtitle>
        <chart:legend chart:legend-position="end" svg:x="13.014cm" svg:y="3.787cm" style:legend-expansion="high" chart:style-name="ch4"/>
        <chart:plot-area chart:style-name="ch5" table:cell-range-address="mex2all_agg_component.B1:mex2all_agg_component.P1 mex2all_agg_component.A7:mex2all_agg_component.P9" chart:data-source-has-labels="both" svg:x="1.302cm" svg:y="2.084cm" svg:width="11.392cm" svg:height="5.784cm">
          <chartooo:coordinate-region svg:x="2.111cm" svg:y="2.255cm" svg:width="10.179cm" svg:height="5.022cm"/>
          <chart:axis chart:dimension="x" chart:name="primary-x" chart:style-name="ch6" chartooo:axis-type="auto">
            <chartooo:date-scale/>
            <chart:title svg:x="6.6cm" svg:y="8.049cm" chart:style-name="ch7">
              <text:p>Year</text:p>
            </chart:title>
            <chart:categories table:cell-range-address="mex2all_agg_component.B1:mex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all_agg_component.B7:mex2all_agg_component.P7" chart:label-cell-address="mex2all_agg_component.A7:mex2all_agg_component.A7" chart:class="chart:line">
            <chart:data-point chart:repeated="15"/>
          </chart:series>
          <chart:series chart:style-name="ch12" chart:values-cell-range-address="mex2all_agg_component.B8:mex2all_agg_component.P8" chart:label-cell-address="mex2all_agg_component.A8:mex2all_agg_component.A8" chart:class="chart:line">
            <chart:data-point chart:repeated="15"/>
          </chart:series>
          <chart:series chart:style-name="ch13" chart:values-cell-range-address="mex2all_agg_component.B9:mex2all_agg_component.P9" chart:label-cell-address="mex2all_agg_component.A9:mex2all_agg_component.A9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component.B1:mex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RDV_INT</text:p>
                <draw:g>
                  <svg:desc>mex2all_agg_component.A7:mex2all_agg_component.A7</svg:desc>
                </draw:g>
              </table:table-cell>
              <table:table-cell office:value-type="float" office:value="384.055145367815">
                <text:p>384.055145367815</text:p>
                <draw:g>
                  <svg:desc>mex2all_agg_component.B7:mex2all_agg_component.P7</svg:desc>
                </draw:g>
              </table:table-cell>
              <table:table-cell office:value-type="float" office:value="329.466422742448">
                <text:p>329.466422742448</text:p>
              </table:table-cell>
              <table:table-cell office:value-type="float" office:value="348.932945053887">
                <text:p>348.932945053887</text:p>
              </table:table-cell>
              <table:table-cell office:value-type="float" office:value="338.15831614056">
                <text:p>338.15831614056</text:p>
              </table:table-cell>
              <table:table-cell office:value-type="float" office:value="432.907289247348">
                <text:p>432.907289247348</text:p>
              </table:table-cell>
              <table:table-cell office:value-type="float" office:value="549.769962109132">
                <text:p>549.769962109132</text:p>
              </table:table-cell>
              <table:table-cell office:value-type="float" office:value="686.731227090548">
                <text:p>686.731227090548</text:p>
              </table:table-cell>
              <table:table-cell office:value-type="float" office:value="753.754184753283">
                <text:p>753.754184753283</text:p>
              </table:table-cell>
              <table:table-cell office:value-type="float" office:value="910.158149659414">
                <text:p>910.158149659414</text:p>
              </table:table-cell>
              <table:table-cell office:value-type="float" office:value="598.828474684624">
                <text:p>598.828474684624</text:p>
              </table:table-cell>
              <table:table-cell office:value-type="float" office:value="957.748674067258">
                <text:p>957.748674067258</text:p>
              </table:table-cell>
              <table:table-cell office:value-type="float" office:value="1433.30560857723">
                <text:p>1433.30560857723</text:p>
              </table:table-cell>
              <table:table-cell office:value-type="float" office:value="1388.68029604212">
                <text:p>1388.68029604212</text:p>
              </table:table-cell>
              <table:table-cell office:value-type="float" office:value="1279.744211008">
                <text:p>1279.744211008</text:p>
              </table:table-cell>
              <table:table-cell office:value-type="float" office:value="1243.82685580593">
                <text:p>1243.82685580593</text:p>
              </table:table-cell>
            </table:table-row>
            <table:table-row>
              <table:table-cell office:value-type="string">
                <text:p>RDV_FIN</text:p>
                <draw:g>
                  <svg:desc>mex2all_agg_component.A8:mex2all_agg_component.A8</svg:desc>
                </draw:g>
              </table:table-cell>
              <table:table-cell office:value-type="float" office:value="268.489055920284">
                <text:p>268.489055920284</text:p>
                <draw:g>
                  <svg:desc>mex2all_agg_component.B8:mex2all_agg_component.P8</svg:desc>
                </draw:g>
              </table:table-cell>
              <table:table-cell office:value-type="float" office:value="240.187363696038">
                <text:p>240.187363696038</text:p>
              </table:table-cell>
              <table:table-cell office:value-type="float" office:value="238.21268438507">
                <text:p>238.21268438507</text:p>
              </table:table-cell>
              <table:table-cell office:value-type="float" office:value="212.789015756599">
                <text:p>212.789015756599</text:p>
              </table:table-cell>
              <table:table-cell office:value-type="float" office:value="262.578355526972">
                <text:p>262.578355526972</text:p>
              </table:table-cell>
              <table:table-cell office:value-type="float" office:value="365.016208641877">
                <text:p>365.016208641877</text:p>
              </table:table-cell>
              <table:table-cell office:value-type="float" office:value="440.162104802738">
                <text:p>440.162104802738</text:p>
              </table:table-cell>
              <table:table-cell office:value-type="float" office:value="482.08303944595">
                <text:p>482.08303944595</text:p>
              </table:table-cell>
              <table:table-cell office:value-type="float" office:value="540.554761074197">
                <text:p>540.554761074197</text:p>
              </table:table-cell>
              <table:table-cell office:value-type="float" office:value="363.373189118235">
                <text:p>363.373189118235</text:p>
              </table:table-cell>
              <table:table-cell office:value-type="float" office:value="501.324840072229">
                <text:p>501.324840072229</text:p>
              </table:table-cell>
              <table:table-cell office:value-type="float" office:value="699.011452207049">
                <text:p>699.011452207049</text:p>
              </table:table-cell>
              <table:table-cell office:value-type="float" office:value="741.407338289332">
                <text:p>741.407338289332</text:p>
              </table:table-cell>
              <table:table-cell office:value-type="float" office:value="700.556150449666">
                <text:p>700.556150449666</text:p>
              </table:table-cell>
              <table:table-cell office:value-type="float" office:value="648.280356778859">
                <text:p>648.280356778859</text:p>
              </table:table-cell>
            </table:table-row>
            <table:table-row>
              <table:table-cell office:value-type="string">
                <text:p>RDV_FIN2</text:p>
                <draw:g>
                  <svg:desc>mex2all_agg_component.A9:mex2all_agg_component.A9</svg:desc>
                </draw:g>
              </table:table-cell>
              <table:table-cell office:value-type="float" office:value="19.5184635481905">
                <text:p>19.5184635481905</text:p>
                <draw:g>
                  <svg:desc>mex2all_agg_component.B9:mex2all_agg_component.P9</svg:desc>
                </draw:g>
              </table:table-cell>
              <table:table-cell office:value-type="float" office:value="17.211431368897">
                <text:p>17.211431368897</text:p>
              </table:table-cell>
              <table:table-cell office:value-type="float" office:value="18.0344313887894">
                <text:p>18.0344313887894</text:p>
              </table:table-cell>
              <table:table-cell office:value-type="float" office:value="15.5274795756362">
                <text:p>15.5274795756362</text:p>
              </table:table-cell>
              <table:table-cell office:value-type="float" office:value="18.883038910325">
                <text:p>18.883038910325</text:p>
              </table:table-cell>
              <table:table-cell office:value-type="float" office:value="29.1218796172603">
                <text:p>29.1218796172603</text:p>
              </table:table-cell>
              <table:table-cell office:value-type="float" office:value="34.7532792963811">
                <text:p>34.7532792963811</text:p>
              </table:table-cell>
              <table:table-cell office:value-type="float" office:value="43.7975690336379">
                <text:p>43.7975690336379</text:p>
              </table:table-cell>
              <table:table-cell office:value-type="float" office:value="43.3202311286376">
                <text:p>43.3202311286376</text:p>
              </table:table-cell>
              <table:table-cell office:value-type="float" office:value="22.8610992586996">
                <text:p>22.8610992586996</text:p>
              </table:table-cell>
              <table:table-cell office:value-type="float" office:value="35.0871478239755">
                <text:p>35.0871478239755</text:p>
              </table:table-cell>
              <table:table-cell office:value-type="float" office:value="51.5952747086118">
                <text:p>51.5952747086118</text:p>
              </table:table-cell>
              <table:table-cell office:value-type="float" office:value="53.4101172953038">
                <text:p>53.4101172953038</text:p>
              </table:table-cell>
              <table:table-cell office:value-type="float" office:value="54.4411663604711">
                <text:p>54.4411663604711</text:p>
              </table:table-cell>
              <table:table-cell office:value-type="float" office:value="50.5834637889294">
                <text:p>50.5834637889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231cm" svg:y="0.315cm" chart:style-name="ch2">
          <text:p>RVA in Total Exports Decomposition</text:p>
        </chart:title>
        <chart:subtitle svg:x="5.297cm" svg:y="1.269cm" chart:style-name="ch3">
          <text:p>Mexico, 2000-2014 (% share)</text:p>
        </chart:subtitle>
        <chart:legend chart:legend-position="end" svg:x="13.603cm" svg:y="3.787cm" style:legend-expansion="high" chart:style-name="ch4"/>
        <chart:plot-area chart:style-name="ch5" table:cell-range-address="mex2all_agg_component.B1:mex2all_agg_component.P1 mex2all_agg_component.A7:mex2all_agg_component.P9" chart:data-source-has-labels="both" svg:x="1.302cm" svg:y="2.084cm" svg:width="11.981cm" svg:height="5.784cm">
          <chartooo:coordinate-region svg:x="2.699cm" svg:y="2.255cm" svg:width="10.179cm" svg:height="5.022cm"/>
          <chart:axis chart:dimension="x" chart:name="primary-x" chart:style-name="ch6" chartooo:axis-type="auto">
            <chartooo:date-scale/>
            <chart:title svg:x="6.894cm" svg:y="8.049cm" chart:style-name="ch7">
              <text:p>Year</text:p>
            </chart:title>
            <chart:categories table:cell-range-address="mex2all_agg_component.B1:mex2all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all_agg_component.B7:mex2all_agg_component.P7" chart:label-cell-address="mex2all_agg_component.A7:mex2all_agg_component.A7" chart:class="chart:area">
            <chart:data-point chart:repeated="15"/>
          </chart:series>
          <chart:series chart:style-name="ch12" chart:values-cell-range-address="mex2all_agg_component.B8:mex2all_agg_component.P8" chart:label-cell-address="mex2all_agg_component.A8:mex2all_agg_component.A8" chart:class="chart:area">
            <chart:data-point chart:repeated="15"/>
          </chart:series>
          <chart:series chart:style-name="ch13" chart:values-cell-range-address="mex2all_agg_component.B9:mex2all_agg_component.P9" chart:label-cell-address="mex2all_agg_component.A9:mex2all_agg_component.A9" chart:class="chart:area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component.B1:mex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RDV_INT</text:p>
                <draw:g>
                  <svg:desc>mex2all_agg_component.A7:mex2all_agg_component.A7</svg:desc>
                </draw:g>
              </table:table-cell>
              <table:table-cell office:value-type="float" office:value="384.055145367815">
                <text:p>384.055145367815</text:p>
                <draw:g>
                  <svg:desc>mex2all_agg_component.B7:mex2all_agg_component.P7</svg:desc>
                </draw:g>
              </table:table-cell>
              <table:table-cell office:value-type="float" office:value="329.466422742448">
                <text:p>329.466422742448</text:p>
              </table:table-cell>
              <table:table-cell office:value-type="float" office:value="348.932945053887">
                <text:p>348.932945053887</text:p>
              </table:table-cell>
              <table:table-cell office:value-type="float" office:value="338.15831614056">
                <text:p>338.15831614056</text:p>
              </table:table-cell>
              <table:table-cell office:value-type="float" office:value="432.907289247348">
                <text:p>432.907289247348</text:p>
              </table:table-cell>
              <table:table-cell office:value-type="float" office:value="549.769962109132">
                <text:p>549.769962109132</text:p>
              </table:table-cell>
              <table:table-cell office:value-type="float" office:value="686.731227090548">
                <text:p>686.731227090548</text:p>
              </table:table-cell>
              <table:table-cell office:value-type="float" office:value="753.754184753283">
                <text:p>753.754184753283</text:p>
              </table:table-cell>
              <table:table-cell office:value-type="float" office:value="910.158149659414">
                <text:p>910.158149659414</text:p>
              </table:table-cell>
              <table:table-cell office:value-type="float" office:value="598.828474684624">
                <text:p>598.828474684624</text:p>
              </table:table-cell>
              <table:table-cell office:value-type="float" office:value="957.748674067258">
                <text:p>957.748674067258</text:p>
              </table:table-cell>
              <table:table-cell office:value-type="float" office:value="1433.30560857723">
                <text:p>1433.30560857723</text:p>
              </table:table-cell>
              <table:table-cell office:value-type="float" office:value="1388.68029604212">
                <text:p>1388.68029604212</text:p>
              </table:table-cell>
              <table:table-cell office:value-type="float" office:value="1279.744211008">
                <text:p>1279.744211008</text:p>
              </table:table-cell>
              <table:table-cell office:value-type="float" office:value="1243.82685580593">
                <text:p>1243.82685580593</text:p>
              </table:table-cell>
            </table:table-row>
            <table:table-row>
              <table:table-cell office:value-type="string">
                <text:p>RDV_FIN</text:p>
                <draw:g>
                  <svg:desc>mex2all_agg_component.A8:mex2all_agg_component.A8</svg:desc>
                </draw:g>
              </table:table-cell>
              <table:table-cell office:value-type="float" office:value="268.489055920284">
                <text:p>268.489055920284</text:p>
                <draw:g>
                  <svg:desc>mex2all_agg_component.B8:mex2all_agg_component.P8</svg:desc>
                </draw:g>
              </table:table-cell>
              <table:table-cell office:value-type="float" office:value="240.187363696038">
                <text:p>240.187363696038</text:p>
              </table:table-cell>
              <table:table-cell office:value-type="float" office:value="238.21268438507">
                <text:p>238.21268438507</text:p>
              </table:table-cell>
              <table:table-cell office:value-type="float" office:value="212.789015756599">
                <text:p>212.789015756599</text:p>
              </table:table-cell>
              <table:table-cell office:value-type="float" office:value="262.578355526972">
                <text:p>262.578355526972</text:p>
              </table:table-cell>
              <table:table-cell office:value-type="float" office:value="365.016208641877">
                <text:p>365.016208641877</text:p>
              </table:table-cell>
              <table:table-cell office:value-type="float" office:value="440.162104802738">
                <text:p>440.162104802738</text:p>
              </table:table-cell>
              <table:table-cell office:value-type="float" office:value="482.08303944595">
                <text:p>482.08303944595</text:p>
              </table:table-cell>
              <table:table-cell office:value-type="float" office:value="540.554761074197">
                <text:p>540.554761074197</text:p>
              </table:table-cell>
              <table:table-cell office:value-type="float" office:value="363.373189118235">
                <text:p>363.373189118235</text:p>
              </table:table-cell>
              <table:table-cell office:value-type="float" office:value="501.324840072229">
                <text:p>501.324840072229</text:p>
              </table:table-cell>
              <table:table-cell office:value-type="float" office:value="699.011452207049">
                <text:p>699.011452207049</text:p>
              </table:table-cell>
              <table:table-cell office:value-type="float" office:value="741.407338289332">
                <text:p>741.407338289332</text:p>
              </table:table-cell>
              <table:table-cell office:value-type="float" office:value="700.556150449666">
                <text:p>700.556150449666</text:p>
              </table:table-cell>
              <table:table-cell office:value-type="float" office:value="648.280356778859">
                <text:p>648.280356778859</text:p>
              </table:table-cell>
            </table:table-row>
            <table:table-row>
              <table:table-cell office:value-type="string">
                <text:p>RDV_FIN2</text:p>
                <draw:g>
                  <svg:desc>mex2all_agg_component.A9:mex2all_agg_component.A9</svg:desc>
                </draw:g>
              </table:table-cell>
              <table:table-cell office:value-type="float" office:value="19.5184635481905">
                <text:p>19.5184635481905</text:p>
                <draw:g>
                  <svg:desc>mex2all_agg_component.B9:mex2all_agg_component.P9</svg:desc>
                </draw:g>
              </table:table-cell>
              <table:table-cell office:value-type="float" office:value="17.211431368897">
                <text:p>17.211431368897</text:p>
              </table:table-cell>
              <table:table-cell office:value-type="float" office:value="18.0344313887894">
                <text:p>18.0344313887894</text:p>
              </table:table-cell>
              <table:table-cell office:value-type="float" office:value="15.5274795756362">
                <text:p>15.5274795756362</text:p>
              </table:table-cell>
              <table:table-cell office:value-type="float" office:value="18.883038910325">
                <text:p>18.883038910325</text:p>
              </table:table-cell>
              <table:table-cell office:value-type="float" office:value="29.1218796172603">
                <text:p>29.1218796172603</text:p>
              </table:table-cell>
              <table:table-cell office:value-type="float" office:value="34.7532792963811">
                <text:p>34.7532792963811</text:p>
              </table:table-cell>
              <table:table-cell office:value-type="float" office:value="43.7975690336379">
                <text:p>43.7975690336379</text:p>
              </table:table-cell>
              <table:table-cell office:value-type="float" office:value="43.3202311286376">
                <text:p>43.3202311286376</text:p>
              </table:table-cell>
              <table:table-cell office:value-type="float" office:value="22.8610992586996">
                <text:p>22.8610992586996</text:p>
              </table:table-cell>
              <table:table-cell office:value-type="float" office:value="35.0871478239755">
                <text:p>35.0871478239755</text:p>
              </table:table-cell>
              <table:table-cell office:value-type="float" office:value="51.5952747086118">
                <text:p>51.5952747086118</text:p>
              </table:table-cell>
              <table:table-cell office:value-type="float" office:value="53.4101172953038">
                <text:p>53.4101172953038</text:p>
              </table:table-cell>
              <table:table-cell office:value-type="float" office:value="54.4411663604711">
                <text:p>54.4411663604711</text:p>
              </table:table-cell>
              <table:table-cell office:value-type="float" office:value="50.5834637889294">
                <text:p>50.58346378892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62cm" svg:y="0.315cm" chart:style-name="ch2">
          <text:p>FVA in Total Exports Decomposition</text:p>
        </chart:title>
        <chart:subtitle svg:x="4.956cm" svg:y="1.269cm" chart:style-name="ch3">
          <text:p>Mexico, 2000-2014 (millions of $)</text:p>
        </chart:subtitle>
        <chart:legend chart:legend-position="end" svg:x="13.2cm" svg:y="3.566cm" style:legend-expansion="high" chart:style-name="ch4"/>
        <chart:plot-area chart:style-name="ch5" table:cell-range-address="mex2all_agg_component.A1:mex2all_agg_component.P1 mex2all_agg_component.A10:mex2all_agg_component.P13" chart:data-source-has-labels="both" svg:x="1.302cm" svg:y="2.084cm" svg:width="11.578cm" svg:height="5.784cm">
          <chartooo:coordinate-region svg:x="2.482cm" svg:y="2.255cm" svg:width="10.179cm" svg:height="5.022cm"/>
          <chart:axis chart:dimension="x" chart:name="primary-x" chart:style-name="ch6" chartooo:axis-type="auto">
            <chartooo:date-scale/>
            <chart:title svg:x="6.693cm" svg:y="8.049cm" chart:style-name="ch7">
              <text:p>Year</text:p>
            </chart:title>
            <chart:categories table:cell-range-address="mex2all_agg_component.B1:mex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all_agg_component.B10:mex2all_agg_component.P10" chart:label-cell-address="mex2all_agg_component.A10:mex2all_agg_component.A10" chart:class="chart:line">
            <chart:data-point chart:repeated="15"/>
          </chart:series>
          <chart:series chart:style-name="ch12" chart:values-cell-range-address="mex2all_agg_component.B11:mex2all_agg_component.P11" chart:label-cell-address="mex2all_agg_component.A11:mex2all_agg_component.A11" chart:class="chart:line">
            <chart:data-point chart:repeated="15"/>
          </chart:series>
          <chart:series chart:style-name="ch13" chart:values-cell-range-address="mex2all_agg_component.B12:mex2all_agg_component.P12" chart:label-cell-address="mex2all_agg_component.A12:mex2all_agg_component.A12" chart:class="chart:line">
            <chart:data-point chart:repeated="15"/>
          </chart:series>
          <chart:series chart:style-name="ch14" chart:values-cell-range-address="mex2all_agg_component.B13:mex2all_agg_component.P13" chart:label-cell-address="mex2all_agg_component.A13:mex2all_agg_component.A13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component.B1:mex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OVA_FIN</text:p>
                <draw:g>
                  <svg:desc>mex2all_agg_component.A10:mex2all_agg_component.A10</svg:desc>
                </draw:g>
              </table:table-cell>
              <table:table-cell office:value-type="float" office:value="16723.6974558872">
                <text:p>16723.6974558872</text:p>
                <draw:g>
                  <svg:desc>mex2all_agg_component.B10:mex2all_agg_component.P10</svg:desc>
                </draw:g>
              </table:table-cell>
              <table:table-cell office:value-type="float" office:value="17382.946209035">
                <text:p>17382.946209035</text:p>
              </table:table-cell>
              <table:table-cell office:value-type="float" office:value="18067.6668458048">
                <text:p>18067.6668458048</text:p>
              </table:table-cell>
              <table:table-cell office:value-type="float" office:value="17915.721651526">
                <text:p>17915.721651526</text:p>
              </table:table-cell>
              <table:table-cell office:value-type="float" office:value="22053.6994150993">
                <text:p>22053.6994150993</text:p>
              </table:table-cell>
              <table:table-cell office:value-type="float" office:value="25352.6497523614">
                <text:p>25352.6497523614</text:p>
              </table:table-cell>
              <table:table-cell office:value-type="float" office:value="33083.6159497419">
                <text:p>33083.6159497419</text:p>
              </table:table-cell>
              <table:table-cell office:value-type="float" office:value="35774.5682265102">
                <text:p>35774.5682265102</text:p>
              </table:table-cell>
              <table:table-cell office:value-type="float" office:value="40704.4390999027">
                <text:p>40704.4390999027</text:p>
              </table:table-cell>
              <table:table-cell office:value-type="float" office:value="33263.969476242">
                <text:p>33263.969476242</text:p>
              </table:table-cell>
              <table:table-cell office:value-type="float" office:value="42405.914710272">
                <text:p>42405.914710272</text:p>
              </table:table-cell>
              <table:table-cell office:value-type="float" office:value="45655.0768472971">
                <text:p>45655.0768472971</text:p>
              </table:table-cell>
              <table:table-cell office:value-type="float" office:value="46313.0858775059">
                <text:p>46313.0858775059</text:p>
              </table:table-cell>
              <table:table-cell office:value-type="float" office:value="44658.6647092725">
                <text:p>44658.6647092725</text:p>
              </table:table-cell>
              <table:table-cell office:value-type="float" office:value="44342.0090199188">
                <text:p>44342.0090199188</text:p>
              </table:table-cell>
            </table:table-row>
            <table:table-row>
              <table:table-cell office:value-type="string">
                <text:p>MVA_FIN</text:p>
                <draw:g>
                  <svg:desc>mex2all_agg_component.A11:mex2all_agg_component.A11</svg:desc>
                </draw:g>
              </table:table-cell>
              <table:table-cell office:value-type="float" office:value="19905.1845344571">
                <text:p>19905.1845344571</text:p>
                <draw:g>
                  <svg:desc>mex2all_agg_component.B11:mex2all_agg_component.P11</svg:desc>
                </draw:g>
              </table:table-cell>
              <table:table-cell office:value-type="float" office:value="18083.0118660051">
                <text:p>18083.0118660051</text:p>
              </table:table-cell>
              <table:table-cell office:value-type="float" office:value="16513.5274796998">
                <text:p>16513.5274796998</text:p>
              </table:table-cell>
              <table:table-cell office:value-type="float" office:value="17650.7408797061">
                <text:p>17650.7408797061</text:p>
              </table:table-cell>
              <table:table-cell office:value-type="float" office:value="19325.2066317848">
                <text:p>19325.2066317848</text:p>
              </table:table-cell>
              <table:table-cell office:value-type="float" office:value="18528.2067785358">
                <text:p>18528.2067785358</text:p>
              </table:table-cell>
              <table:table-cell office:value-type="float" office:value="20730.9848578609">
                <text:p>20730.9848578609</text:p>
              </table:table-cell>
              <table:table-cell office:value-type="float" office:value="21067.2375698708">
                <text:p>21067.2375698708</text:p>
              </table:table-cell>
              <table:table-cell office:value-type="float" office:value="20567.0002660074">
                <text:p>20567.0002660074</text:p>
              </table:table-cell>
              <table:table-cell office:value-type="float" office:value="19089.7462758535">
                <text:p>19089.7462758535</text:p>
              </table:table-cell>
              <table:table-cell office:value-type="float" office:value="21806.1146243061">
                <text:p>21806.1146243061</text:p>
              </table:table-cell>
              <table:table-cell office:value-type="float" office:value="21607.3249908414">
                <text:p>21607.3249908414</text:p>
              </table:table-cell>
              <table:table-cell office:value-type="float" office:value="23541.5296937843">
                <text:p>23541.5296937843</text:p>
              </table:table-cell>
              <table:table-cell office:value-type="float" office:value="22545.9476375976">
                <text:p>22545.9476375976</text:p>
              </table:table-cell>
              <table:table-cell office:value-type="float" office:value="23497.2558912593">
                <text:p>23497.2558912593</text:p>
              </table:table-cell>
            </table:table-row>
            <table:table-row>
              <table:table-cell office:value-type="string">
                <text:p>OVA_INT</text:p>
                <draw:g>
                  <svg:desc>mex2all_agg_component.A12:mex2all_agg_component.A12</svg:desc>
                </draw:g>
              </table:table-cell>
              <table:table-cell office:value-type="float" office:value="6447.56051099577">
                <text:p>6447.56051099577</text:p>
                <draw:g>
                  <svg:desc>mex2all_agg_component.B12:mex2all_agg_component.P12</svg:desc>
                </draw:g>
              </table:table-cell>
              <table:table-cell office:value-type="float" office:value="6133.84361481107">
                <text:p>6133.84361481107</text:p>
              </table:table-cell>
              <table:table-cell office:value-type="float" office:value="6778.20658944883">
                <text:p>6778.20658944883</text:p>
              </table:table-cell>
              <table:table-cell office:value-type="float" office:value="7512.15230490133">
                <text:p>7512.15230490133</text:p>
              </table:table-cell>
              <table:table-cell office:value-type="float" office:value="9627.09787646055">
                <text:p>9627.09787646055</text:p>
              </table:table-cell>
              <table:table-cell office:value-type="float" office:value="11301.5174755608">
                <text:p>11301.5174755608</text:p>
              </table:table-cell>
              <table:table-cell office:value-type="float" office:value="12769.4648210019">
                <text:p>12769.4648210019</text:p>
              </table:table-cell>
              <table:table-cell office:value-type="float" office:value="13695.2250717107">
                <text:p>13695.2250717107</text:p>
              </table:table-cell>
              <table:table-cell office:value-type="float" office:value="15270.0657737989">
                <text:p>15270.0657737989</text:p>
              </table:table-cell>
              <table:table-cell office:value-type="float" office:value="11793.3707775075">
                <text:p>11793.3707775075</text:p>
              </table:table-cell>
              <table:table-cell office:value-type="float" office:value="16185.828974857">
                <text:p>16185.828974857</text:p>
              </table:table-cell>
              <table:table-cell office:value-type="float" office:value="18901.0206394511">
                <text:p>18901.0206394511</text:p>
              </table:table-cell>
              <table:table-cell office:value-type="float" office:value="19914.1904836948">
                <text:p>19914.1904836948</text:p>
              </table:table-cell>
              <table:table-cell office:value-type="float" office:value="22792.1126733894">
                <text:p>22792.1126733894</text:p>
              </table:table-cell>
              <table:table-cell office:value-type="float" office:value="24159.767123291">
                <text:p>24159.767123291</text:p>
              </table:table-cell>
            </table:table-row>
            <table:table-row>
              <table:table-cell office:value-type="string">
                <text:p>MVA_INT</text:p>
                <draw:g>
                  <svg:desc>mex2all_agg_component.A13:mex2all_agg_component.A13</svg:desc>
                </draw:g>
              </table:table-cell>
              <table:table-cell office:value-type="float" office:value="6801.81859551482">
                <text:p>6801.81859551482</text:p>
                <draw:g>
                  <svg:desc>mex2all_agg_component.B13:mex2all_agg_component.P13</svg:desc>
                </draw:g>
              </table:table-cell>
              <table:table-cell office:value-type="float" office:value="5726.29038140148">
                <text:p>5726.29038140148</text:p>
              </table:table-cell>
              <table:table-cell office:value-type="float" office:value="5747.02604618675">
                <text:p>5747.02604618675</text:p>
              </table:table-cell>
              <table:table-cell office:value-type="float" office:value="6735.17487024642">
                <text:p>6735.17487024642</text:p>
              </table:table-cell>
              <table:table-cell office:value-type="float" office:value="7981.16438069353">
                <text:p>7981.16438069353</text:p>
              </table:table-cell>
              <table:table-cell office:value-type="float" office:value="8459.79111951443">
                <text:p>8459.79111951443</text:p>
              </table:table-cell>
              <table:table-cell office:value-type="float" office:value="9012.35525635699">
                <text:p>9012.35525635699</text:p>
              </table:table-cell>
              <table:table-cell office:value-type="float" office:value="9066.50095894294">
                <text:p>9066.50095894294</text:p>
              </table:table-cell>
              <table:table-cell office:value-type="float" office:value="8655.94126570919">
                <text:p>8655.94126570919</text:p>
              </table:table-cell>
              <table:table-cell office:value-type="float" office:value="7481.70408157134">
                <text:p>7481.70408157134</text:p>
              </table:table-cell>
              <table:table-cell office:value-type="float" office:value="9522.0304378017">
                <text:p>9522.0304378017</text:p>
              </table:table-cell>
              <table:table-cell office:value-type="float" office:value="10388.1635190574">
                <text:p>10388.1635190574</text:p>
              </table:table-cell>
              <table:table-cell office:value-type="float" office:value="11591.7831956799">
                <text:p>11591.7831956799</text:p>
              </table:table-cell>
              <table:table-cell office:value-type="float" office:value="13426.5880237208">
                <text:p>13426.5880237208</text:p>
              </table:table-cell>
              <table:table-cell office:value-type="float" office:value="14561.35540378">
                <text:p>14561.35540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262cm" svg:y="0.315cm" chart:style-name="ch2">
          <text:p>FVA in Total Exports Decomposition</text:p>
        </chart:title>
        <chart:subtitle svg:x="5.297cm" svg:y="1.269cm" chart:style-name="ch3">
          <text:p>Mexico, 2000-2014 (% share)</text:p>
        </chart:subtitle>
        <chart:legend chart:legend-position="end" svg:x="13.789cm" svg:y="3.566cm" style:legend-expansion="high" chart:style-name="ch4"/>
        <chart:plot-area chart:style-name="ch5" table:cell-range-address="mex2all_agg_component.A1:mex2all_agg_component.P1 mex2all_agg_component.A10:mex2all_agg_component.P13" chart:data-source-has-labels="both" svg:x="1.302cm" svg:y="2.084cm" svg:width="12.167cm" svg:height="5.784cm">
          <chartooo:coordinate-region svg:x="2.699cm" svg:y="2.255cm" svg:width="10.365cm" svg:height="5.022cm"/>
          <chart:axis chart:dimension="x" chart:name="primary-x" chart:style-name="ch6" chartooo:axis-type="auto">
            <chartooo:date-scale/>
            <chart:title svg:x="6.987cm" svg:y="8.049cm" chart:style-name="ch7">
              <text:p>Year</text:p>
            </chart:title>
            <chart:categories table:cell-range-address="mex2all_agg_component.B1:mex2all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all_agg_component.B10:mex2all_agg_component.P10" chart:label-cell-address="mex2all_agg_component.A10:mex2all_agg_component.A10" chart:class="chart:area">
            <chart:data-point chart:repeated="15"/>
          </chart:series>
          <chart:series chart:style-name="ch12" chart:values-cell-range-address="mex2all_agg_component.B11:mex2all_agg_component.P11" chart:label-cell-address="mex2all_agg_component.A11:mex2all_agg_component.A11" chart:class="chart:area">
            <chart:data-point chart:repeated="15"/>
          </chart:series>
          <chart:series chart:style-name="ch13" chart:values-cell-range-address="mex2all_agg_component.B12:mex2all_agg_component.P12" chart:label-cell-address="mex2all_agg_component.A12:mex2all_agg_component.A12" chart:class="chart:area">
            <chart:data-point chart:repeated="15"/>
          </chart:series>
          <chart:series chart:style-name="ch14" chart:values-cell-range-address="mex2all_agg_component.B13:mex2all_agg_component.P13" chart:label-cell-address="mex2all_agg_component.A13:mex2all_agg_component.A13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component.B1:mex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OVA_FIN</text:p>
                <draw:g>
                  <svg:desc>mex2all_agg_component.A10:mex2all_agg_component.A10</svg:desc>
                </draw:g>
              </table:table-cell>
              <table:table-cell office:value-type="float" office:value="16723.6974558872">
                <text:p>16723.6974558872</text:p>
                <draw:g>
                  <svg:desc>mex2all_agg_component.B10:mex2all_agg_component.P10</svg:desc>
                </draw:g>
              </table:table-cell>
              <table:table-cell office:value-type="float" office:value="17382.946209035">
                <text:p>17382.946209035</text:p>
              </table:table-cell>
              <table:table-cell office:value-type="float" office:value="18067.6668458048">
                <text:p>18067.6668458048</text:p>
              </table:table-cell>
              <table:table-cell office:value-type="float" office:value="17915.721651526">
                <text:p>17915.721651526</text:p>
              </table:table-cell>
              <table:table-cell office:value-type="float" office:value="22053.6994150993">
                <text:p>22053.6994150993</text:p>
              </table:table-cell>
              <table:table-cell office:value-type="float" office:value="25352.6497523614">
                <text:p>25352.6497523614</text:p>
              </table:table-cell>
              <table:table-cell office:value-type="float" office:value="33083.6159497419">
                <text:p>33083.6159497419</text:p>
              </table:table-cell>
              <table:table-cell office:value-type="float" office:value="35774.5682265102">
                <text:p>35774.5682265102</text:p>
              </table:table-cell>
              <table:table-cell office:value-type="float" office:value="40704.4390999027">
                <text:p>40704.4390999027</text:p>
              </table:table-cell>
              <table:table-cell office:value-type="float" office:value="33263.969476242">
                <text:p>33263.969476242</text:p>
              </table:table-cell>
              <table:table-cell office:value-type="float" office:value="42405.914710272">
                <text:p>42405.914710272</text:p>
              </table:table-cell>
              <table:table-cell office:value-type="float" office:value="45655.0768472971">
                <text:p>45655.0768472971</text:p>
              </table:table-cell>
              <table:table-cell office:value-type="float" office:value="46313.0858775059">
                <text:p>46313.0858775059</text:p>
              </table:table-cell>
              <table:table-cell office:value-type="float" office:value="44658.6647092725">
                <text:p>44658.6647092725</text:p>
              </table:table-cell>
              <table:table-cell office:value-type="float" office:value="44342.0090199188">
                <text:p>44342.0090199188</text:p>
              </table:table-cell>
            </table:table-row>
            <table:table-row>
              <table:table-cell office:value-type="string">
                <text:p>MVA_FIN</text:p>
                <draw:g>
                  <svg:desc>mex2all_agg_component.A11:mex2all_agg_component.A11</svg:desc>
                </draw:g>
              </table:table-cell>
              <table:table-cell office:value-type="float" office:value="19905.1845344571">
                <text:p>19905.1845344571</text:p>
                <draw:g>
                  <svg:desc>mex2all_agg_component.B11:mex2all_agg_component.P11</svg:desc>
                </draw:g>
              </table:table-cell>
              <table:table-cell office:value-type="float" office:value="18083.0118660051">
                <text:p>18083.0118660051</text:p>
              </table:table-cell>
              <table:table-cell office:value-type="float" office:value="16513.5274796998">
                <text:p>16513.5274796998</text:p>
              </table:table-cell>
              <table:table-cell office:value-type="float" office:value="17650.7408797061">
                <text:p>17650.7408797061</text:p>
              </table:table-cell>
              <table:table-cell office:value-type="float" office:value="19325.2066317848">
                <text:p>19325.2066317848</text:p>
              </table:table-cell>
              <table:table-cell office:value-type="float" office:value="18528.2067785358">
                <text:p>18528.2067785358</text:p>
              </table:table-cell>
              <table:table-cell office:value-type="float" office:value="20730.9848578609">
                <text:p>20730.9848578609</text:p>
              </table:table-cell>
              <table:table-cell office:value-type="float" office:value="21067.2375698708">
                <text:p>21067.2375698708</text:p>
              </table:table-cell>
              <table:table-cell office:value-type="float" office:value="20567.0002660074">
                <text:p>20567.0002660074</text:p>
              </table:table-cell>
              <table:table-cell office:value-type="float" office:value="19089.7462758535">
                <text:p>19089.7462758535</text:p>
              </table:table-cell>
              <table:table-cell office:value-type="float" office:value="21806.1146243061">
                <text:p>21806.1146243061</text:p>
              </table:table-cell>
              <table:table-cell office:value-type="float" office:value="21607.3249908414">
                <text:p>21607.3249908414</text:p>
              </table:table-cell>
              <table:table-cell office:value-type="float" office:value="23541.5296937843">
                <text:p>23541.5296937843</text:p>
              </table:table-cell>
              <table:table-cell office:value-type="float" office:value="22545.9476375976">
                <text:p>22545.9476375976</text:p>
              </table:table-cell>
              <table:table-cell office:value-type="float" office:value="23497.2558912593">
                <text:p>23497.2558912593</text:p>
              </table:table-cell>
            </table:table-row>
            <table:table-row>
              <table:table-cell office:value-type="string">
                <text:p>OVA_INT</text:p>
                <draw:g>
                  <svg:desc>mex2all_agg_component.A12:mex2all_agg_component.A12</svg:desc>
                </draw:g>
              </table:table-cell>
              <table:table-cell office:value-type="float" office:value="6447.56051099577">
                <text:p>6447.56051099577</text:p>
                <draw:g>
                  <svg:desc>mex2all_agg_component.B12:mex2all_agg_component.P12</svg:desc>
                </draw:g>
              </table:table-cell>
              <table:table-cell office:value-type="float" office:value="6133.84361481107">
                <text:p>6133.84361481107</text:p>
              </table:table-cell>
              <table:table-cell office:value-type="float" office:value="6778.20658944883">
                <text:p>6778.20658944883</text:p>
              </table:table-cell>
              <table:table-cell office:value-type="float" office:value="7512.15230490133">
                <text:p>7512.15230490133</text:p>
              </table:table-cell>
              <table:table-cell office:value-type="float" office:value="9627.09787646055">
                <text:p>9627.09787646055</text:p>
              </table:table-cell>
              <table:table-cell office:value-type="float" office:value="11301.5174755608">
                <text:p>11301.5174755608</text:p>
              </table:table-cell>
              <table:table-cell office:value-type="float" office:value="12769.4648210019">
                <text:p>12769.4648210019</text:p>
              </table:table-cell>
              <table:table-cell office:value-type="float" office:value="13695.2250717107">
                <text:p>13695.2250717107</text:p>
              </table:table-cell>
              <table:table-cell office:value-type="float" office:value="15270.0657737989">
                <text:p>15270.0657737989</text:p>
              </table:table-cell>
              <table:table-cell office:value-type="float" office:value="11793.3707775075">
                <text:p>11793.3707775075</text:p>
              </table:table-cell>
              <table:table-cell office:value-type="float" office:value="16185.828974857">
                <text:p>16185.828974857</text:p>
              </table:table-cell>
              <table:table-cell office:value-type="float" office:value="18901.0206394511">
                <text:p>18901.0206394511</text:p>
              </table:table-cell>
              <table:table-cell office:value-type="float" office:value="19914.1904836948">
                <text:p>19914.1904836948</text:p>
              </table:table-cell>
              <table:table-cell office:value-type="float" office:value="22792.1126733894">
                <text:p>22792.1126733894</text:p>
              </table:table-cell>
              <table:table-cell office:value-type="float" office:value="24159.767123291">
                <text:p>24159.767123291</text:p>
              </table:table-cell>
            </table:table-row>
            <table:table-row>
              <table:table-cell office:value-type="string">
                <text:p>MVA_INT</text:p>
                <draw:g>
                  <svg:desc>mex2all_agg_component.A13:mex2all_agg_component.A13</svg:desc>
                </draw:g>
              </table:table-cell>
              <table:table-cell office:value-type="float" office:value="6801.81859551482">
                <text:p>6801.81859551482</text:p>
                <draw:g>
                  <svg:desc>mex2all_agg_component.B13:mex2all_agg_component.P13</svg:desc>
                </draw:g>
              </table:table-cell>
              <table:table-cell office:value-type="float" office:value="5726.29038140148">
                <text:p>5726.29038140148</text:p>
              </table:table-cell>
              <table:table-cell office:value-type="float" office:value="5747.02604618675">
                <text:p>5747.02604618675</text:p>
              </table:table-cell>
              <table:table-cell office:value-type="float" office:value="6735.17487024642">
                <text:p>6735.17487024642</text:p>
              </table:table-cell>
              <table:table-cell office:value-type="float" office:value="7981.16438069353">
                <text:p>7981.16438069353</text:p>
              </table:table-cell>
              <table:table-cell office:value-type="float" office:value="8459.79111951443">
                <text:p>8459.79111951443</text:p>
              </table:table-cell>
              <table:table-cell office:value-type="float" office:value="9012.35525635699">
                <text:p>9012.35525635699</text:p>
              </table:table-cell>
              <table:table-cell office:value-type="float" office:value="9066.50095894294">
                <text:p>9066.50095894294</text:p>
              </table:table-cell>
              <table:table-cell office:value-type="float" office:value="8655.94126570919">
                <text:p>8655.94126570919</text:p>
              </table:table-cell>
              <table:table-cell office:value-type="float" office:value="7481.70408157134">
                <text:p>7481.70408157134</text:p>
              </table:table-cell>
              <table:table-cell office:value-type="float" office:value="9522.0304378017">
                <text:p>9522.0304378017</text:p>
              </table:table-cell>
              <table:table-cell office:value-type="float" office:value="10388.1635190574">
                <text:p>10388.1635190574</text:p>
              </table:table-cell>
              <table:table-cell office:value-type="float" office:value="11591.7831956799">
                <text:p>11591.7831956799</text:p>
              </table:table-cell>
              <table:table-cell office:value-type="float" office:value="13426.5880237208">
                <text:p>13426.5880237208</text:p>
              </table:table-cell>
              <table:table-cell office:value-type="float" office:value="14561.35540378">
                <text:p>14561.355403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5cm" svg:y="0.315cm" chart:style-name="ch2">
          <text:p>PDC in Total Exports Decomposition</text:p>
        </chart:title>
        <chart:subtitle svg:x="4.956cm" svg:y="1.269cm" chart:style-name="ch3">
          <text:p>Mexico, 2000-2014 (millions of $)</text:p>
        </chart:subtitle>
        <chart:legend chart:legend-position="end" svg:x="13.169cm" svg:y="3.566cm" style:legend-expansion="high" chart:style-name="ch4"/>
        <chart:plot-area chart:style-name="ch5" table:cell-range-address="mex2all_agg_component.A1:mex2all_agg_component.P1 mex2all_agg_component.A14:mex2all_agg_component.P17" chart:data-source-has-labels="both" svg:x="1.302cm" svg:y="2.084cm" svg:width="11.547cm" svg:height="5.784cm">
          <chartooo:coordinate-region svg:x="2.296cm" svg:y="2.255cm" svg:width="10.148cm" svg:height="5.022cm"/>
          <chart:axis chart:dimension="x" chart:name="primary-x" chart:style-name="ch6" chartooo:axis-type="auto">
            <chartooo:date-scale/>
            <chart:title svg:x="6.677cm" svg:y="8.049cm" chart:style-name="ch7">
              <text:p>Year</text:p>
            </chart:title>
            <chart:categories table:cell-range-address="mex2all_agg_component.B1:mex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all_agg_component.B14:mex2all_agg_component.P14" chart:label-cell-address="mex2all_agg_component.A14:mex2all_agg_component.A14" chart:class="chart:line">
            <chart:data-point chart:repeated="15"/>
          </chart:series>
          <chart:series chart:style-name="ch12" chart:values-cell-range-address="mex2all_agg_component.B15:mex2all_agg_component.P15" chart:label-cell-address="mex2all_agg_component.A15:mex2all_agg_component.A15" chart:class="chart:line">
            <chart:data-point chart:repeated="15"/>
          </chart:series>
          <chart:series chart:style-name="ch13" chart:values-cell-range-address="mex2all_agg_component.B16:mex2all_agg_component.P16" chart:label-cell-address="mex2all_agg_component.A16:mex2all_agg_component.A16" chart:class="chart:line">
            <chart:data-point chart:repeated="15"/>
          </chart:series>
          <chart:series chart:style-name="ch14" chart:values-cell-range-address="mex2all_agg_component.B17:mex2all_agg_component.P17" chart:label-cell-address="mex2all_agg_component.A17:mex2all_agg_component.A17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component.B1:mex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DC_FIN</text:p>
                <draw:g>
                  <svg:desc>mex2all_agg_component.A14:mex2all_agg_component.A14</svg:desc>
                </draw:g>
              </table:table-cell>
              <table:table-cell office:value-type="float" office:value="234.281003612172">
                <text:p>234.281003612172</text:p>
                <draw:g>
                  <svg:desc>mex2all_agg_component.B14:mex2all_agg_component.P14</svg:desc>
                </draw:g>
              </table:table-cell>
              <table:table-cell office:value-type="float" office:value="210.049970539104">
                <text:p>210.049970539104</text:p>
              </table:table-cell>
              <table:table-cell office:value-type="float" office:value="204.011733998357">
                <text:p>204.011733998357</text:p>
              </table:table-cell>
              <table:table-cell office:value-type="float" office:value="201.601545201107">
                <text:p>201.601545201107</text:p>
              </table:table-cell>
              <table:table-cell office:value-type="float" office:value="244.107702178552">
                <text:p>244.107702178552</text:p>
              </table:table-cell>
              <table:table-cell office:value-type="float" office:value="279.04388841896">
                <text:p>279.04388841896</text:p>
              </table:table-cell>
              <table:table-cell office:value-type="float" office:value="351.118904537523">
                <text:p>351.118904537523</text:p>
              </table:table-cell>
              <table:table-cell office:value-type="float" office:value="384.25118522721">
                <text:p>384.25118522721</text:p>
              </table:table-cell>
              <table:table-cell office:value-type="float" office:value="410.194276550496">
                <text:p>410.194276550496</text:p>
              </table:table-cell>
              <table:table-cell office:value-type="float" office:value="291.033980030201">
                <text:p>291.033980030201</text:p>
              </table:table-cell>
              <table:table-cell office:value-type="float" office:value="417.143610945785">
                <text:p>417.143610945785</text:p>
              </table:table-cell>
              <table:table-cell office:value-type="float" office:value="509.029008073087">
                <text:p>509.029008073087</text:p>
              </table:table-cell>
              <table:table-cell office:value-type="float" office:value="549.162840969345">
                <text:p>549.162840969345</text:p>
              </table:table-cell>
              <table:table-cell office:value-type="float" office:value="511.981590025972">
                <text:p>511.981590025972</text:p>
              </table:table-cell>
              <table:table-cell office:value-type="float" office:value="514.482422687179">
                <text:p>514.482422687179</text:p>
              </table:table-cell>
            </table:table-row>
            <table:table-row>
              <table:table-cell office:value-type="string">
                <text:p>DDC_INT</text:p>
                <draw:g>
                  <svg:desc>mex2all_agg_component.A15:mex2all_agg_component.A15</svg:desc>
                </draw:g>
              </table:table-cell>
              <table:table-cell office:value-type="float" office:value="113.773762310647">
                <text:p>113.773762310647</text:p>
                <draw:g>
                  <svg:desc>mex2all_agg_component.B15:mex2all_agg_component.P15</svg:desc>
                </draw:g>
              </table:table-cell>
              <table:table-cell office:value-type="float" office:value="94.3646043615021">
                <text:p>94.3646043615021</text:p>
              </table:table-cell>
              <table:table-cell office:value-type="float" office:value="104.011007147428">
                <text:p>104.011007147428</text:p>
              </table:table-cell>
              <table:table-cell office:value-type="float" office:value="110.077105887267">
                <text:p>110.077105887267</text:p>
              </table:table-cell>
              <table:table-cell office:value-type="float" office:value="148.8590366115">
                <text:p>148.8590366115</text:p>
              </table:table-cell>
              <table:table-cell office:value-type="float" office:value="188.571800807457">
                <text:p>188.571800807457</text:p>
              </table:table-cell>
              <table:table-cell office:value-type="float" office:value="221.588322369337">
                <text:p>221.588322369337</text:p>
              </table:table-cell>
              <table:table-cell office:value-type="float" office:value="244.956584922606">
                <text:p>244.956584922606</text:p>
              </table:table-cell>
              <table:table-cell office:value-type="float" office:value="267.785454371729">
                <text:p>267.785454371729</text:p>
              </table:table-cell>
              <table:table-cell office:value-type="float" office:value="183.495954640136">
                <text:p>183.495954640136</text:p>
              </table:table-cell>
              <table:table-cell office:value-type="float" office:value="299.886991484178">
                <text:p>299.886991484178</text:p>
              </table:table-cell>
              <table:table-cell office:value-type="float" office:value="418.517179351614">
                <text:p>418.517179351614</text:p>
              </table:table-cell>
              <table:table-cell office:value-type="float" office:value="438.959918559038">
                <text:p>438.959918559038</text:p>
              </table:table-cell>
              <table:table-cell office:value-type="float" office:value="445.631545145358">
                <text:p>445.631545145358</text:p>
              </table:table-cell>
              <table:table-cell office:value-type="float" office:value="440.760029864327">
                <text:p>440.760029864327</text:p>
              </table:table-cell>
            </table:table-row>
            <table:table-row>
              <table:table-cell office:value-type="string">
                <text:p>ODC</text:p>
                <draw:g>
                  <svg:desc>mex2all_agg_component.A16:mex2all_agg_component.A16</svg:desc>
                </draw:g>
              </table:table-cell>
              <table:table-cell office:value-type="float" office:value="2858.97619757012">
                <text:p>2858.97619757012</text:p>
                <draw:g>
                  <svg:desc>mex2all_agg_component.B16:mex2all_agg_component.P16</svg:desc>
                </draw:g>
              </table:table-cell>
              <table:table-cell office:value-type="float" office:value="2625.48169130153">
                <text:p>2625.48169130153</text:p>
              </table:table-cell>
              <table:table-cell office:value-type="float" office:value="2751.11455582449">
                <text:p>2751.11455582449</text:p>
              </table:table-cell>
              <table:table-cell office:value-type="float" office:value="2835.66582913868">
                <text:p>2835.66582913868</text:p>
              </table:table-cell>
              <table:table-cell office:value-type="float" office:value="3605.48433915522">
                <text:p>3605.48433915522</text:p>
              </table:table-cell>
              <table:table-cell office:value-type="float" office:value="4356.23815962725">
                <text:p>4356.23815962725</text:p>
              </table:table-cell>
              <table:table-cell office:value-type="float" office:value="4935.86890368517">
                <text:p>4935.86890368517</text:p>
              </table:table-cell>
              <table:table-cell office:value-type="float" office:value="5707.78031417256">
                <text:p>5707.78031417256</text:p>
              </table:table-cell>
              <table:table-cell office:value-type="float" office:value="6650.27988926013">
                <text:p>6650.27988926013</text:p>
              </table:table-cell>
              <table:table-cell office:value-type="float" office:value="4623.69304956731">
                <text:p>4623.69304956731</text:p>
              </table:table-cell>
              <table:table-cell office:value-type="float" office:value="6522.72603062141">
                <text:p>6522.72603062141</text:p>
              </table:table-cell>
              <table:table-cell office:value-type="float" office:value="8236.1812212738">
                <text:p>8236.1812212738</text:p>
              </table:table-cell>
              <table:table-cell office:value-type="float" office:value="8522.81748958987">
                <text:p>8522.81748958987</text:p>
              </table:table-cell>
              <table:table-cell office:value-type="float" office:value="9043.96796005342">
                <text:p>9043.96796005342</text:p>
              </table:table-cell>
              <table:table-cell office:value-type="float" office:value="9255.60164084234">
                <text:p>9255.60164084234</text:p>
              </table:table-cell>
            </table:table-row>
            <table:table-row>
              <table:table-cell office:value-type="string">
                <text:p>MDC</text:p>
                <draw:g>
                  <svg:desc>mex2all_agg_component.A17:mex2all_agg_component.A17</svg:desc>
                </draw:g>
              </table:table-cell>
              <table:table-cell office:value-type="float" office:value="1594.98199401104">
                <text:p>1594.98199401104</text:p>
                <draw:g>
                  <svg:desc>mex2all_agg_component.B17:mex2all_agg_component.P17</svg:desc>
                </draw:g>
              </table:table-cell>
              <table:table-cell office:value-type="float" office:value="1247.53370755038">
                <text:p>1247.53370755038</text:p>
              </table:table-cell>
              <table:table-cell office:value-type="float" office:value="1177.56515427623">
                <text:p>1177.56515427623</text:p>
              </table:table-cell>
              <table:table-cell office:value-type="float" office:value="1276.3680388338">
                <text:p>1276.3680388338</text:p>
              </table:table-cell>
              <table:table-cell office:value-type="float" office:value="1539.06602663525">
                <text:p>1539.06602663525</text:p>
              </table:table-cell>
              <table:table-cell office:value-type="float" office:value="1714.78190331346">
                <text:p>1714.78190331346</text:p>
              </table:table-cell>
              <table:table-cell office:value-type="float" office:value="1981.44967809075">
                <text:p>1981.44967809075</text:p>
              </table:table-cell>
              <table:table-cell office:value-type="float" office:value="2209.25777825748">
                <text:p>2209.25777825748</text:p>
              </table:table-cell>
              <table:table-cell office:value-type="float" office:value="2289.93139999611">
                <text:p>2289.93139999611</text:p>
              </table:table-cell>
              <table:table-cell office:value-type="float" office:value="1724.50795236006">
                <text:p>1724.50795236006</text:p>
              </table:table-cell>
              <table:table-cell office:value-type="float" office:value="2348.04022739036">
                <text:p>2348.04022739036</text:p>
              </table:table-cell>
              <table:table-cell office:value-type="float" office:value="2831.59597786942">
                <text:p>2831.59597786942</text:p>
              </table:table-cell>
              <table:table-cell office:value-type="float" office:value="3097.05664193751">
                <text:p>3097.05664193751</text:p>
              </table:table-cell>
              <table:table-cell office:value-type="float" office:value="3360.60735199529">
                <text:p>3360.60735199529</text:p>
              </table:table-cell>
              <table:table-cell office:value-type="float" office:value="3618.82668004755">
                <text:p>3618.826680047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215cm" svg:y="0.315cm" chart:style-name="ch2">
          <text:p>PDC in Total Exports Decomposition</text:p>
        </chart:title>
        <chart:subtitle svg:x="5.297cm" svg:y="1.269cm" chart:style-name="ch3">
          <text:p>Mexico, 2000-2014 (% share)</text:p>
        </chart:subtitle>
        <chart:legend chart:legend-position="end" svg:x="13.758cm" svg:y="3.566cm" style:legend-expansion="high" chart:style-name="ch4"/>
        <chart:plot-area chart:style-name="ch5" table:cell-range-address="mex2all_agg_component.A1:mex2all_agg_component.P1 mex2all_agg_component.A14:mex2all_agg_component.P17" chart:data-source-has-labels="both" svg:x="1.302cm" svg:y="2.084cm" svg:width="12.136cm" svg:height="5.784cm">
          <chartooo:coordinate-region svg:x="2.699cm" svg:y="2.255cm" svg:width="10.334cm" svg:height="5.022cm"/>
          <chart:axis chart:dimension="x" chart:name="primary-x" chart:style-name="ch6" chartooo:axis-type="auto">
            <chartooo:date-scale/>
            <chart:title svg:x="6.972cm" svg:y="8.049cm" chart:style-name="ch7">
              <text:p>Year</text:p>
            </chart:title>
            <chart:categories table:cell-range-address="mex2all_agg_component.B1:mex2all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all_agg_component.B14:mex2all_agg_component.P14" chart:label-cell-address="mex2all_agg_component.A14:mex2all_agg_component.A14" chart:class="chart:area">
            <chart:data-point chart:repeated="15"/>
          </chart:series>
          <chart:series chart:style-name="ch12" chart:values-cell-range-address="mex2all_agg_component.B15:mex2all_agg_component.P15" chart:label-cell-address="mex2all_agg_component.A15:mex2all_agg_component.A15" chart:class="chart:area">
            <chart:data-point chart:repeated="15"/>
          </chart:series>
          <chart:series chart:style-name="ch13" chart:values-cell-range-address="mex2all_agg_component.B16:mex2all_agg_component.P16" chart:label-cell-address="mex2all_agg_component.A16:mex2all_agg_component.A16" chart:class="chart:area">
            <chart:data-point chart:repeated="15"/>
          </chart:series>
          <chart:series chart:style-name="ch14" chart:values-cell-range-address="mex2all_agg_component.B17:mex2all_agg_component.P17" chart:label-cell-address="mex2all_agg_component.A17:mex2all_agg_component.A17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component.B1:mex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DC_FIN</text:p>
                <draw:g>
                  <svg:desc>mex2all_agg_component.A14:mex2all_agg_component.A14</svg:desc>
                </draw:g>
              </table:table-cell>
              <table:table-cell office:value-type="float" office:value="234.281003612172">
                <text:p>234.281003612172</text:p>
                <draw:g>
                  <svg:desc>mex2all_agg_component.B14:mex2all_agg_component.P14</svg:desc>
                </draw:g>
              </table:table-cell>
              <table:table-cell office:value-type="float" office:value="210.049970539104">
                <text:p>210.049970539104</text:p>
              </table:table-cell>
              <table:table-cell office:value-type="float" office:value="204.011733998357">
                <text:p>204.011733998357</text:p>
              </table:table-cell>
              <table:table-cell office:value-type="float" office:value="201.601545201107">
                <text:p>201.601545201107</text:p>
              </table:table-cell>
              <table:table-cell office:value-type="float" office:value="244.107702178552">
                <text:p>244.107702178552</text:p>
              </table:table-cell>
              <table:table-cell office:value-type="float" office:value="279.04388841896">
                <text:p>279.04388841896</text:p>
              </table:table-cell>
              <table:table-cell office:value-type="float" office:value="351.118904537523">
                <text:p>351.118904537523</text:p>
              </table:table-cell>
              <table:table-cell office:value-type="float" office:value="384.25118522721">
                <text:p>384.25118522721</text:p>
              </table:table-cell>
              <table:table-cell office:value-type="float" office:value="410.194276550496">
                <text:p>410.194276550496</text:p>
              </table:table-cell>
              <table:table-cell office:value-type="float" office:value="291.033980030201">
                <text:p>291.033980030201</text:p>
              </table:table-cell>
              <table:table-cell office:value-type="float" office:value="417.143610945785">
                <text:p>417.143610945785</text:p>
              </table:table-cell>
              <table:table-cell office:value-type="float" office:value="509.029008073087">
                <text:p>509.029008073087</text:p>
              </table:table-cell>
              <table:table-cell office:value-type="float" office:value="549.162840969345">
                <text:p>549.162840969345</text:p>
              </table:table-cell>
              <table:table-cell office:value-type="float" office:value="511.981590025972">
                <text:p>511.981590025972</text:p>
              </table:table-cell>
              <table:table-cell office:value-type="float" office:value="514.482422687179">
                <text:p>514.482422687179</text:p>
              </table:table-cell>
            </table:table-row>
            <table:table-row>
              <table:table-cell office:value-type="string">
                <text:p>DDC_INT</text:p>
                <draw:g>
                  <svg:desc>mex2all_agg_component.A15:mex2all_agg_component.A15</svg:desc>
                </draw:g>
              </table:table-cell>
              <table:table-cell office:value-type="float" office:value="113.773762310647">
                <text:p>113.773762310647</text:p>
                <draw:g>
                  <svg:desc>mex2all_agg_component.B15:mex2all_agg_component.P15</svg:desc>
                </draw:g>
              </table:table-cell>
              <table:table-cell office:value-type="float" office:value="94.3646043615021">
                <text:p>94.3646043615021</text:p>
              </table:table-cell>
              <table:table-cell office:value-type="float" office:value="104.011007147428">
                <text:p>104.011007147428</text:p>
              </table:table-cell>
              <table:table-cell office:value-type="float" office:value="110.077105887267">
                <text:p>110.077105887267</text:p>
              </table:table-cell>
              <table:table-cell office:value-type="float" office:value="148.8590366115">
                <text:p>148.8590366115</text:p>
              </table:table-cell>
              <table:table-cell office:value-type="float" office:value="188.571800807457">
                <text:p>188.571800807457</text:p>
              </table:table-cell>
              <table:table-cell office:value-type="float" office:value="221.588322369337">
                <text:p>221.588322369337</text:p>
              </table:table-cell>
              <table:table-cell office:value-type="float" office:value="244.956584922606">
                <text:p>244.956584922606</text:p>
              </table:table-cell>
              <table:table-cell office:value-type="float" office:value="267.785454371729">
                <text:p>267.785454371729</text:p>
              </table:table-cell>
              <table:table-cell office:value-type="float" office:value="183.495954640136">
                <text:p>183.495954640136</text:p>
              </table:table-cell>
              <table:table-cell office:value-type="float" office:value="299.886991484178">
                <text:p>299.886991484178</text:p>
              </table:table-cell>
              <table:table-cell office:value-type="float" office:value="418.517179351614">
                <text:p>418.517179351614</text:p>
              </table:table-cell>
              <table:table-cell office:value-type="float" office:value="438.959918559038">
                <text:p>438.959918559038</text:p>
              </table:table-cell>
              <table:table-cell office:value-type="float" office:value="445.631545145358">
                <text:p>445.631545145358</text:p>
              </table:table-cell>
              <table:table-cell office:value-type="float" office:value="440.760029864327">
                <text:p>440.760029864327</text:p>
              </table:table-cell>
            </table:table-row>
            <table:table-row>
              <table:table-cell office:value-type="string">
                <text:p>ODC</text:p>
                <draw:g>
                  <svg:desc>mex2all_agg_component.A16:mex2all_agg_component.A16</svg:desc>
                </draw:g>
              </table:table-cell>
              <table:table-cell office:value-type="float" office:value="2858.97619757012">
                <text:p>2858.97619757012</text:p>
                <draw:g>
                  <svg:desc>mex2all_agg_component.B16:mex2all_agg_component.P16</svg:desc>
                </draw:g>
              </table:table-cell>
              <table:table-cell office:value-type="float" office:value="2625.48169130153">
                <text:p>2625.48169130153</text:p>
              </table:table-cell>
              <table:table-cell office:value-type="float" office:value="2751.11455582449">
                <text:p>2751.11455582449</text:p>
              </table:table-cell>
              <table:table-cell office:value-type="float" office:value="2835.66582913868">
                <text:p>2835.66582913868</text:p>
              </table:table-cell>
              <table:table-cell office:value-type="float" office:value="3605.48433915522">
                <text:p>3605.48433915522</text:p>
              </table:table-cell>
              <table:table-cell office:value-type="float" office:value="4356.23815962725">
                <text:p>4356.23815962725</text:p>
              </table:table-cell>
              <table:table-cell office:value-type="float" office:value="4935.86890368517">
                <text:p>4935.86890368517</text:p>
              </table:table-cell>
              <table:table-cell office:value-type="float" office:value="5707.78031417256">
                <text:p>5707.78031417256</text:p>
              </table:table-cell>
              <table:table-cell office:value-type="float" office:value="6650.27988926013">
                <text:p>6650.27988926013</text:p>
              </table:table-cell>
              <table:table-cell office:value-type="float" office:value="4623.69304956731">
                <text:p>4623.69304956731</text:p>
              </table:table-cell>
              <table:table-cell office:value-type="float" office:value="6522.72603062141">
                <text:p>6522.72603062141</text:p>
              </table:table-cell>
              <table:table-cell office:value-type="float" office:value="8236.1812212738">
                <text:p>8236.1812212738</text:p>
              </table:table-cell>
              <table:table-cell office:value-type="float" office:value="8522.81748958987">
                <text:p>8522.81748958987</text:p>
              </table:table-cell>
              <table:table-cell office:value-type="float" office:value="9043.96796005342">
                <text:p>9043.96796005342</text:p>
              </table:table-cell>
              <table:table-cell office:value-type="float" office:value="9255.60164084234">
                <text:p>9255.60164084234</text:p>
              </table:table-cell>
            </table:table-row>
            <table:table-row>
              <table:table-cell office:value-type="string">
                <text:p>MDC</text:p>
                <draw:g>
                  <svg:desc>mex2all_agg_component.A17:mex2all_agg_component.A17</svg:desc>
                </draw:g>
              </table:table-cell>
              <table:table-cell office:value-type="float" office:value="1594.98199401104">
                <text:p>1594.98199401104</text:p>
                <draw:g>
                  <svg:desc>mex2all_agg_component.B17:mex2all_agg_component.P17</svg:desc>
                </draw:g>
              </table:table-cell>
              <table:table-cell office:value-type="float" office:value="1247.53370755038">
                <text:p>1247.53370755038</text:p>
              </table:table-cell>
              <table:table-cell office:value-type="float" office:value="1177.56515427623">
                <text:p>1177.56515427623</text:p>
              </table:table-cell>
              <table:table-cell office:value-type="float" office:value="1276.3680388338">
                <text:p>1276.3680388338</text:p>
              </table:table-cell>
              <table:table-cell office:value-type="float" office:value="1539.06602663525">
                <text:p>1539.06602663525</text:p>
              </table:table-cell>
              <table:table-cell office:value-type="float" office:value="1714.78190331346">
                <text:p>1714.78190331346</text:p>
              </table:table-cell>
              <table:table-cell office:value-type="float" office:value="1981.44967809075">
                <text:p>1981.44967809075</text:p>
              </table:table-cell>
              <table:table-cell office:value-type="float" office:value="2209.25777825748">
                <text:p>2209.25777825748</text:p>
              </table:table-cell>
              <table:table-cell office:value-type="float" office:value="2289.93139999611">
                <text:p>2289.93139999611</text:p>
              </table:table-cell>
              <table:table-cell office:value-type="float" office:value="1724.50795236006">
                <text:p>1724.50795236006</text:p>
              </table:table-cell>
              <table:table-cell office:value-type="float" office:value="2348.04022739036">
                <text:p>2348.04022739036</text:p>
              </table:table-cell>
              <table:table-cell office:value-type="float" office:value="2831.59597786942">
                <text:p>2831.59597786942</text:p>
              </table:table-cell>
              <table:table-cell office:value-type="float" office:value="3097.05664193751">
                <text:p>3097.05664193751</text:p>
              </table:table-cell>
              <table:table-cell office:value-type="float" office:value="3360.60735199529">
                <text:p>3360.60735199529</text:p>
              </table:table-cell>
              <table:table-cell office:value-type="float" office:value="3618.82668004755">
                <text:p>3618.826680047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